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28000000A4F40D2F6A8CD097DC.png" manifest:media-type="image/png"/>
  <manifest:file-entry manifest:full-path="Pictures/100000010000055600000104C150B8A746AFA8BB.png" manifest:media-type="image/png"/>
  <manifest:file-entry manifest:full-path="Pictures/10000001000003F4000002C2B7A7F97BF09E5583.png" manifest:media-type="image/png"/>
  <manifest:file-entry manifest:full-path="Pictures/10000001000007800000043894C84238F54ED695.png" manifest:media-type="image/png"/>
  <manifest:file-entry manifest:full-path="Pictures/1000000100000528000000A4567F99832A470570.png" manifest:media-type="image/png"/>
  <manifest:file-entry manifest:full-path="Pictures/1000000100000780000004384DA3216863F69DFB.png" manifest:media-type="image/png"/>
  <manifest:file-entry manifest:full-path="Pictures/1000000100000207000000D03693E5CBEE2788A7.png" manifest:media-type="image/png"/>
  <manifest:file-entry manifest:full-path="Pictures/100000010000056D000002F65552BC554BA706A6.png" manifest:media-type="image/png"/>
  <manifest:file-entry manifest:full-path="Pictures/10000001000003820000032E6C0BA28C35E1DF39.png" manifest:media-type="image/png"/>
  <manifest:file-entry manifest:full-path="Pictures/10000001000006E4000003ECBFD035EE41BD938F.png" manifest:media-type="image/png"/>
  <manifest:file-entry manifest:full-path="Pictures/1000000100000184000000F5E99B5A1057541D57.png" manifest:media-type="image/png"/>
  <manifest:file-entry manifest:full-path="Pictures/100000010000038C0000009E1DF5061F393B607F.png" manifest:media-type="image/png"/>
  <manifest:file-entry manifest:full-path="Pictures/100000010000024B000001382AA084FA3AF51B24.png" manifest:media-type="image/png"/>
  <manifest:file-entry manifest:full-path="Pictures/10000001000003B900000186567B500FB05A4FB1.png" manifest:media-type="image/png"/>
  <manifest:file-entry manifest:full-path="Pictures/100000010000058100000368D1D1FF12AD16C68C.png" manifest:media-type="image/png"/>
  <manifest:file-entry manifest:full-path="Pictures/10000001000001E8000001C3A8D08EA5E3E494B8.png" manifest:media-type="image/png"/>
  <manifest:file-entry manifest:full-path="Pictures/100000010000040C000001898339B8A334537C27.png" manifest:media-type="image/png"/>
  <manifest:file-entry manifest:full-path="Pictures/10000001000001E8000001C304D1B93AF50F4B84.png" manifest:media-type="image/png"/>
  <manifest:file-entry manifest:full-path="Pictures/10000001000001F30000009B1A595940B734504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2996e" officeooo:paragraph-rsid="0072996e" style:font-weight-asian="bold" style:font-weight-complex="bold" loext:padding="0cm" loext:border="none"/>
    </style:style>
    <style:style style:name="P1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bold" officeooo:rsid="00739d14" officeooo:paragraph-rsid="00739d14" style:font-weight-asian="bold" style:font-weight-complex="bold" loext:padding="0cm" loext:border="none"/>
    </style:style>
    <style:style style:name="P1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4"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5"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6"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401b9c" loext:opacity="100%" style:font-name="udemy sans" fo:font-size="15pt" fo:letter-spacing="normal" fo:font-style="normal" style:text-underline-style="solid" style:text-underline-width="auto" style:text-underline-color="font-color" fo:font-weight="normal" officeooo:rsid="0072996e" officeooo:paragraph-rsid="0072996e" style:font-weight-asian="bold" style:font-weight-complex="bold" loext:padding="0cm" loext:border="none"/>
    </style:style>
    <style:style style:name="P18"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9"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20"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21"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3"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6"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7"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9"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3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1" style:family="paragraph" style:parent-style-name="Text_20_body">
      <style:paragraph-properties fo:margin-left="0cm" fo:margin-right="0cm" fo:margin-top="0cm" fo:margin-bottom="0cm" style:contextual-spacing="false" fo:orphans="60" fo:widows="2" fo:text-indent="0cm" style:auto-text-indent="false" fo:break-before="page" fo:padding="0cm" fo:border="none"/>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P3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normal" officeooo:rsid="0072996e" officeooo:paragraph-rsid="0072996e" loext:padding="0cm" loext:border="none"/>
    </style:style>
    <style:style style:name="P3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2996e" officeooo:paragraph-rsid="0072996e" style:font-weight-asian="bold" style:font-weight-complex="bold" loext:padding="0cm" loext:border="none"/>
    </style:style>
    <style:style style:name="P3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15pt" fo:letter-spacing="normal" fo:font-style="normal" style:text-underline-style="none" fo:font-weight="bold" officeooo:rsid="007401b7" officeooo:paragraph-rsid="007401b7" style:font-weight-asian="bold" style:font-weight-complex="bold" loext:padding="0cm" loext:border="none"/>
    </style:style>
    <style:style style:name="P35" style:family="paragraph" style:parent-style-name="Text_20_body">
      <style:text-properties officeooo:rsid="00288941" officeooo:paragraph-rsid="00288941"/>
    </style:style>
    <style:style style:name="P36" style:family="paragraph" style:parent-style-name="Text_20_body">
      <style:text-properties officeooo:paragraph-rsid="00288941"/>
    </style:style>
    <style:style style:name="P37" style:family="paragraph" style:parent-style-name="Standard">
      <style:text-properties officeooo:rsid="002de917" officeooo:paragraph-rsid="002de917"/>
    </style:style>
    <style:style style:name="P38" style:family="paragraph" style:parent-style-name="Text_20_body">
      <style:text-properties officeooo:rsid="002b0646" officeooo:paragraph-rsid="002b0646"/>
    </style:style>
    <style:style style:name="P39" style:family="paragraph" style:parent-style-name="Text_20_body">
      <style:paragraph-properties fo:break-before="page"/>
      <style:text-properties officeooo:rsid="002b0646" officeooo:paragraph-rsid="002b0646"/>
    </style:style>
    <style:style style:name="P40" style:family="paragraph" style:parent-style-name="Text_20_body">
      <style:text-properties officeooo:paragraph-rsid="002b0646"/>
    </style:style>
    <style:style style:name="P41" style:family="paragraph" style:parent-style-name="Text_20_body">
      <style:text-properties officeooo:rsid="002fab06" officeooo:paragraph-rsid="002fab06"/>
    </style:style>
    <style:style style:name="P42"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43" style:family="paragraph" style:parent-style-name="Text_20_body">
      <style:text-properties style:use-window-font-color="true" loext:opacity="0%" officeooo:rsid="0063f68e" officeooo:paragraph-rsid="00624706"/>
    </style:style>
    <style:style style:name="P44" style:family="paragraph" style:parent-style-name="Text_20_body">
      <style:text-properties style:use-window-font-color="true" loext:opacity="0%" officeooo:rsid="0063f68e" officeooo:paragraph-rsid="0063f68e"/>
    </style:style>
    <style:style style:name="P45" style:family="paragraph" style:parent-style-name="Text_20_body">
      <style:text-properties style:use-window-font-color="true" loext:opacity="0%" officeooo:rsid="006889c2" officeooo:paragraph-rsid="006889c2"/>
    </style:style>
    <style:style style:name="P46" style:family="paragraph" style:parent-style-name="Text_20_body">
      <style:paragraph-properties>
        <style:tab-stops>
          <style:tab-stop style:position="4.643cm"/>
        </style:tab-stops>
      </style:paragraph-properties>
      <style:text-properties style:use-window-font-color="true" loext:opacity="0%" style:text-underline-style="none" officeooo:rsid="007114fe" officeooo:paragraph-rsid="007114fe"/>
    </style:style>
    <style:style style:name="P47" style:family="paragraph" style:parent-style-name="Text_20_body">
      <style:text-properties officeooo:paragraph-rsid="002fab06"/>
    </style:style>
    <style:style style:name="P48" style:family="paragraph" style:parent-style-name="Text_20_body">
      <style:text-properties fo:font-size="9pt" officeooo:rsid="002fab06" officeooo:paragraph-rsid="002fab06" style:font-size-asian="9pt" style:font-size-complex="9pt"/>
    </style:style>
    <style:style style:name="P49" style:family="paragraph" style:parent-style-name="Text_20_body">
      <style:text-properties fo:font-size="9pt" officeooo:rsid="002fab06" officeooo:paragraph-rsid="002ff94d" style:font-size-asian="9pt" style:font-size-complex="9pt"/>
    </style:style>
    <style:style style:name="P50" style:family="paragraph" style:parent-style-name="Text_20_body">
      <style:paragraph-properties fo:break-before="page"/>
      <style:text-properties fo:font-size="9pt" officeooo:rsid="002fab06" officeooo:paragraph-rsid="002ff94d" style:font-size-asian="9pt" style:font-size-complex="9pt"/>
    </style:style>
    <style:style style:name="P51" style:family="paragraph" style:parent-style-name="Text_20_body">
      <style:text-properties fo:font-size="9pt" officeooo:rsid="002fab06" officeooo:paragraph-rsid="00302248" style:font-size-asian="9pt" style:font-size-complex="9pt"/>
    </style:style>
    <style:style style:name="P52" style:family="paragraph" style:parent-style-name="Standard">
      <style:text-properties fo:font-size="9pt" officeooo:rsid="00357911" officeooo:paragraph-rsid="0036fb2c" style:font-size-asian="9pt" style:font-size-complex="9pt"/>
    </style:style>
    <style:style style:name="P53" style:family="paragraph" style:parent-style-name="Text_20_body">
      <style:text-properties fo:font-size="9pt" officeooo:rsid="00357911" officeooo:paragraph-rsid="002fab06" style:font-size-asian="9pt" style:font-size-complex="9pt"/>
    </style:style>
    <style:style style:name="P5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5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56" style:family="paragraph" style:parent-style-name="Text_20_body">
      <style:text-properties officeooo:paragraph-rsid="00357911"/>
    </style:style>
    <style:style style:name="P57" style:family="paragraph" style:parent-style-name="Standard">
      <style:text-properties fo:color="#c9211e" loext:opacity="100%" fo:font-size="9pt" officeooo:rsid="002fab06" officeooo:paragraph-rsid="00302248" style:font-size-asian="9pt" style:font-size-complex="9pt"/>
    </style:style>
    <style:style style:name="P58" style:family="paragraph" style:parent-style-name="Text_20_body">
      <style:text-properties fo:color="#c9211e" loext:opacity="100%" fo:font-size="9pt" officeooo:rsid="002fab06" officeooo:paragraph-rsid="00302248" style:font-size-asian="9pt" style:font-size-complex="9pt"/>
    </style:style>
    <style:style style:name="P59" style:family="paragraph" style:parent-style-name="Text_20_body">
      <style:text-properties fo:color="#c9211e" loext:opacity="100%" officeooo:rsid="0053a7cb" officeooo:paragraph-rsid="0053a7cb"/>
    </style:style>
    <style:style style:name="P60" style:family="paragraph" style:parent-style-name="Text_20_body">
      <style:text-properties fo:color="#c9211e" loext:opacity="100%" officeooo:rsid="00624706" officeooo:paragraph-rsid="00624706"/>
    </style:style>
    <style:style style:name="P61" style:family="paragraph" style:parent-style-name="Standard">
      <style:text-properties officeooo:rsid="001c39aa" officeooo:paragraph-rsid="0036fb2c"/>
    </style:style>
    <style:style style:name="P62" style:family="paragraph" style:parent-style-name="Standard">
      <style:text-properties officeooo:paragraph-rsid="0036fb2c"/>
    </style:style>
    <style:style style:name="P63" style:family="paragraph" style:parent-style-name="Text_20_body">
      <style:text-properties officeooo:paragraph-rsid="003a954f"/>
    </style:style>
    <style:style style:name="P64"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65"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66"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68" style:family="paragraph" style:parent-style-name="Text_20_body">
      <style:text-properties officeooo:paragraph-rsid="003b45b1"/>
    </style:style>
    <style:style style:name="P69" style:family="paragraph" style:parent-style-name="Text_20_body">
      <style:text-properties officeooo:paragraph-rsid="0042116f"/>
    </style:style>
    <style:style style:name="P70" style:family="paragraph" style:parent-style-name="Standard">
      <style:text-properties officeooo:paragraph-rsid="0046ac35"/>
    </style:style>
    <style:style style:name="P71"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72" style:family="paragraph" style:parent-style-name="Text_20_body">
      <style:text-properties officeooo:paragraph-rsid="0046ac35"/>
    </style:style>
    <style:style style:name="P73" style:family="paragraph" style:parent-style-name="Text_20_body">
      <style:text-properties officeooo:rsid="0046ac35" officeooo:paragraph-rsid="0046ac35"/>
    </style:style>
    <style:style style:name="P74" style:family="paragraph" style:parent-style-name="Text_20_body">
      <style:text-properties officeooo:rsid="0047a3f5" officeooo:paragraph-rsid="0047a3f5"/>
    </style:style>
    <style:style style:name="P75" style:family="paragraph" style:parent-style-name="Text_20_body">
      <style:text-properties officeooo:rsid="0048e340" officeooo:paragraph-rsid="0048e340"/>
    </style:style>
    <style:style style:name="P76" style:family="paragraph" style:parent-style-name="Text_20_body">
      <style:text-properties officeooo:paragraph-rsid="0048e340"/>
    </style:style>
    <style:style style:name="P77" style:family="paragraph" style:parent-style-name="Text_20_body">
      <style:text-properties officeooo:paragraph-rsid="004baf43"/>
    </style:style>
    <style:style style:name="P78" style:family="paragraph" style:parent-style-name="Text_20_body">
      <style:text-properties officeooo:paragraph-rsid="004cb78a"/>
    </style:style>
    <style:style style:name="P79" style:family="paragraph" style:parent-style-name="Text_20_body">
      <style:paragraph-properties fo:break-before="page"/>
      <style:text-properties officeooo:paragraph-rsid="004cb78a"/>
    </style:style>
    <style:style style:name="P80" style:family="paragraph" style:parent-style-name="Text_20_body">
      <style:text-properties officeooo:rsid="00576252" officeooo:paragraph-rsid="00576252"/>
    </style:style>
    <style:style style:name="P81" style:family="paragraph" style:parent-style-name="Text_20_body">
      <style:text-properties officeooo:rsid="005ce7e0" officeooo:paragraph-rsid="005ce7e0"/>
    </style:style>
    <style:style style:name="P82" style:family="paragraph" style:parent-style-name="Text_20_body">
      <style:text-properties officeooo:paragraph-rsid="005ce7e0"/>
    </style:style>
    <style:style style:name="P83" style:family="paragraph" style:parent-style-name="Text_20_body">
      <style:text-properties officeooo:rsid="005dec14" officeooo:paragraph-rsid="005dec14"/>
    </style:style>
    <style:style style:name="P84" style:family="paragraph" style:parent-style-name="Text_20_body">
      <style:paragraph-properties fo:break-before="page"/>
      <style:text-properties officeooo:rsid="005dec14" officeooo:paragraph-rsid="005dec14"/>
    </style:style>
    <style:style style:name="P85" style:family="paragraph" style:parent-style-name="Text_20_body">
      <style:text-properties officeooo:paragraph-rsid="0065feed"/>
    </style:style>
    <style:style style:name="P86" style:family="paragraph" style:parent-style-name="Text_20_body">
      <style:text-properties officeooo:paragraph-rsid="0063f68e"/>
    </style:style>
    <style:style style:name="P87" style:family="paragraph" style:parent-style-name="Text_20_body">
      <style:text-properties officeooo:rsid="006889c2" officeooo:paragraph-rsid="006889c2"/>
    </style:style>
    <style:style style:name="P88" style:family="paragraph" style:parent-style-name="Text_20_body">
      <style:text-properties officeooo:paragraph-rsid="006889c2"/>
    </style:style>
    <style:style style:name="P89" style:family="paragraph" style:parent-style-name="Text_20_body">
      <style:text-properties officeooo:rsid="006b474e" officeooo:paragraph-rsid="006b474e"/>
    </style:style>
    <style:style style:name="P90" style:family="paragraph" style:parent-style-name="Text_20_body">
      <style:text-properties officeooo:paragraph-rsid="006b474e"/>
    </style:style>
    <style:style style:name="P91" style:family="paragraph" style:parent-style-name="Text_20_body">
      <style:text-properties officeooo:rsid="006c165c" officeooo:paragraph-rsid="006c165c"/>
    </style:style>
    <style:style style:name="P92" style:family="paragraph" style:parent-style-name="Text_20_body">
      <style:paragraph-properties fo:break-before="page"/>
      <style:text-properties officeooo:rsid="006c165c" officeooo:paragraph-rsid="006c165c"/>
    </style:style>
    <style:style style:name="P93" style:family="paragraph" style:parent-style-name="Text_20_body">
      <style:text-properties officeooo:rsid="006fa768" officeooo:paragraph-rsid="006fa768"/>
    </style:style>
    <style:style style:name="P94" style:family="paragraph" style:parent-style-name="Text_20_body">
      <style:text-properties officeooo:paragraph-rsid="006c165c"/>
    </style:style>
    <style:style style:name="P95" style:family="paragraph" style:parent-style-name="Text_20_body">
      <style:text-properties officeooo:paragraph-rsid="006fa768"/>
    </style:style>
    <style:style style:name="P96" style:family="paragraph" style:parent-style-name="Text_20_body">
      <style:paragraph-properties>
        <style:tab-stops>
          <style:tab-stop style:position="4.643cm"/>
        </style:tab-stops>
      </style:paragraph-properties>
      <style:text-properties officeooo:rsid="007114fe" officeooo:paragraph-rsid="007114fe"/>
    </style:style>
    <style:style style:name="P97" style:family="paragraph" style:parent-style-name="Text_20_body">
      <style:paragraph-properties>
        <style:tab-stops>
          <style:tab-stop style:position="4.643cm"/>
        </style:tab-stops>
      </style:paragraph-properties>
      <style:text-properties officeooo:paragraph-rsid="007114fe"/>
    </style:style>
    <style:style style:name="P98" style:family="paragraph" style:parent-style-name="Text_20_body">
      <style:text-properties officeooo:rsid="00761c2b" officeooo:paragraph-rsid="00761c2b"/>
    </style:style>
    <style:style style:name="P99" style:family="paragraph" style:parent-style-name="Title">
      <style:paragraph-properties fo:break-before="page"/>
      <style:text-properties officeooo:rsid="00761c2b" officeooo:paragraph-rsid="00761c2b"/>
    </style:style>
    <style:style style:name="P100" style:family="paragraph" style:parent-style-name="Text_20_body">
      <style:text-properties officeooo:paragraph-rsid="00761c2b"/>
    </style:style>
    <style:style style:name="P101" style:family="paragraph" style:parent-style-name="Text_20_body">
      <style:text-properties officeooo:rsid="00766bca" officeooo:paragraph-rsid="00766bca"/>
    </style:style>
    <style:style style:name="P102" style:family="paragraph" style:parent-style-name="Text_20_body">
      <style:text-properties officeooo:rsid="00776d6c" officeooo:paragraph-rsid="00776d6c"/>
    </style:style>
    <style:style style:name="P103" style:family="paragraph" style:parent-style-name="Heading_20_1">
      <style:text-properties officeooo:rsid="001d885a" officeooo:paragraph-rsid="001d885a"/>
    </style:style>
    <style:style style:name="P104" style:family="paragraph" style:parent-style-name="Heading_20_1">
      <style:paragraph-properties fo:break-before="page"/>
      <style:text-properties officeooo:rsid="002fab06" officeooo:paragraph-rsid="002fab06"/>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3a954f" officeooo:paragraph-rsid="003a954f"/>
    </style:style>
    <style:style style:name="P107" style:family="paragraph" style:parent-style-name="Heading_20_1">
      <style:paragraph-properties fo:break-before="page"/>
      <style:text-properties officeooo:rsid="003b45b1" officeooo:paragraph-rsid="003b45b1"/>
    </style:style>
    <style:style style:name="P108" style:family="paragraph" style:parent-style-name="Heading_20_1">
      <style:paragraph-properties fo:break-before="page"/>
      <style:text-properties officeooo:rsid="0046ac35" officeooo:paragraph-rsid="0046ac35"/>
    </style:style>
    <style:style style:name="P109" style:family="paragraph" style:parent-style-name="Heading_20_1">
      <style:text-properties officeooo:rsid="0048e340" officeooo:paragraph-rsid="0048e340"/>
    </style:style>
    <style:style style:name="P110" style:family="paragraph" style:parent-style-name="Heading_20_1">
      <style:paragraph-properties fo:break-before="page"/>
      <style:text-properties officeooo:rsid="004cb78a" officeooo:paragraph-rsid="004cb78a"/>
    </style:style>
    <style:style style:name="P111" style:family="paragraph" style:parent-style-name="Heading_20_1">
      <style:paragraph-properties fo:break-before="page"/>
      <style:text-properties officeooo:rsid="005ce7e0" officeooo:paragraph-rsid="005ce7e0"/>
    </style:style>
    <style:style style:name="P112" style:family="paragraph" style:parent-style-name="Heading_20_1">
      <style:text-properties style:use-window-font-color="true" loext:opacity="0%" officeooo:rsid="001d885a" officeooo:paragraph-rsid="006889c2"/>
    </style:style>
    <style:style style:name="P113" style:family="paragraph" style:parent-style-name="Heading_20_1">
      <style:text-properties officeooo:rsid="006889c2" officeooo:paragraph-rsid="006889c2"/>
    </style:style>
    <style:style style:name="P114" style:family="paragraph" style:parent-style-name="Heading_20_1">
      <style:paragraph-properties fo:break-before="page"/>
      <style:text-properties officeooo:rsid="006b474e" officeooo:paragraph-rsid="006b474e"/>
    </style:style>
    <style:style style:name="P115" style:family="paragraph" style:parent-style-name="Heading_20_1">
      <style:text-properties officeooo:rsid="006fa768" officeooo:paragraph-rsid="006fa768"/>
    </style:style>
    <style:style style:name="P116" style:family="paragraph" style:parent-style-name="Heading_20_1">
      <style:paragraph-properties fo:break-before="page">
        <style:tab-stops>
          <style:tab-stop style:position="4.643cm"/>
        </style:tab-stops>
      </style:paragraph-properties>
      <style:text-properties officeooo:rsid="007114fe" officeooo:paragraph-rsid="007114fe"/>
    </style:style>
    <style:style style:name="P117" style:family="paragraph" style:parent-style-name="Heading_20_1">
      <style:text-properties officeooo:rsid="00761c2b" officeooo:paragraph-rsid="00761c2b"/>
    </style:style>
    <style:style style:name="P118" style:family="paragraph" style:parent-style-name="Heading_20_1">
      <style:text-properties officeooo:rsid="0079560e" officeooo:paragraph-rsid="0079560e"/>
    </style:style>
    <style:style style:name="P119" style:family="paragraph" style:parent-style-name="Heading_20_2">
      <style:text-properties officeooo:rsid="001e65ea" officeooo:paragraph-rsid="001e65ea"/>
    </style:style>
    <style:style style:name="P120" style:family="paragraph" style:parent-style-name="Heading_20_2">
      <style:paragraph-properties fo:break-before="page"/>
      <style:text-properties officeooo:rsid="0025dd2f" officeooo:paragraph-rsid="0025dd2f"/>
    </style:style>
    <style:style style:name="P121" style:family="paragraph" style:parent-style-name="Heading_20_2">
      <style:paragraph-properties fo:break-before="page"/>
      <style:text-properties officeooo:rsid="00288941" officeooo:paragraph-rsid="00288941"/>
    </style:style>
    <style:style style:name="P122" style:family="paragraph" style:parent-style-name="Standard" style:list-style-name="L3">
      <style:text-properties officeooo:rsid="002de917" officeooo:paragraph-rsid="002de917"/>
    </style:style>
    <style:style style:name="P123" style:family="paragraph" style:parent-style-name="Standard" style:list-style-name="L3">
      <style:text-properties style:use-window-font-color="true" loext:opacity="0%" officeooo:rsid="002de917" officeooo:paragraph-rsid="002de917"/>
    </style:style>
    <style:style style:name="P124" style:family="paragraph" style:parent-style-name="Text_20_body" style:list-style-name="L1">
      <style:text-properties officeooo:paragraph-rsid="001d885a"/>
    </style:style>
    <style:style style:name="P125" style:family="paragraph" style:parent-style-name="Text_20_body" style:list-style-name="L1">
      <style:text-properties officeooo:rsid="001d885a" officeooo:paragraph-rsid="001d885a"/>
    </style:style>
    <style:style style:name="P126" style:family="paragraph" style:parent-style-name="Text_20_body" style:list-style-name="L1">
      <style:text-properties officeooo:rsid="001d885a" officeooo:paragraph-rsid="001e65ea"/>
    </style:style>
    <style:style style:name="P127" style:family="paragraph" style:parent-style-name="Text_20_body" style:list-style-name="L1">
      <style:text-properties officeooo:rsid="001e65ea" officeooo:paragraph-rsid="001e65ea"/>
    </style:style>
    <style:style style:name="P128" style:family="paragraph" style:parent-style-name="Text_20_body" style:list-style-name="L1">
      <style:text-properties officeooo:rsid="0022312f" officeooo:paragraph-rsid="0022312f"/>
    </style:style>
    <style:style style:name="P129" style:family="paragraph" style:parent-style-name="Text_20_body" style:list-style-name="L1">
      <style:text-properties officeooo:rsid="00220878" officeooo:paragraph-rsid="00220878"/>
    </style:style>
    <style:style style:name="P130" style:family="paragraph" style:parent-style-name="Text_20_body" style:list-style-name="L1">
      <style:text-properties officeooo:rsid="0023ed55" officeooo:paragraph-rsid="0023ed55"/>
    </style:style>
    <style:style style:name="P131" style:family="paragraph" style:parent-style-name="Text_20_body" style:list-style-name="L2">
      <style:text-properties officeooo:rsid="00288941" officeooo:paragraph-rsid="00288941"/>
    </style:style>
    <style:style style:name="P132" style:family="paragraph" style:parent-style-name="Text_20_body" style:list-style-name="L3">
      <style:text-properties officeooo:rsid="002de917" officeooo:paragraph-rsid="002de917"/>
    </style:style>
    <style:style style:name="P133" style:family="paragraph" style:parent-style-name="Text_20_body" style:list-style-name="L3">
      <style:text-properties style:use-window-font-color="true" loext:opacity="0%" officeooo:paragraph-rsid="002de917"/>
    </style:style>
    <style:style style:name="P134" style:family="paragraph" style:parent-style-name="Text_20_body" style:list-style-name="L4">
      <style:text-properties officeooo:rsid="002fab06" officeooo:paragraph-rsid="002fab06"/>
    </style:style>
    <style:style style:name="P135" style:family="paragraph" style:parent-style-name="Text_20_body">
      <style:text-properties officeooo:rsid="0079560e" officeooo:paragraph-rsid="0079560e"/>
    </style:style>
    <style:style style:name="P136" style:family="paragraph" style:parent-style-name="Text_20_body">
      <style:text-properties officeooo:paragraph-rsid="0079560e"/>
    </style:style>
    <style:style style:name="P137" style:family="paragraph">
      <style:paragraph-properties style:text-autospace="none"/>
    </style:style>
    <style:style style:name="P138" style:family="paragraph">
      <loext:graphic-properties draw:fill="solid" draw:fill-color="#729fcf"/>
      <style:paragraph-properties style:text-autospace="none" style:writing-mode="lr-tb"/>
      <style:text-properties style:use-window-font-color="true" loext:opacity="0%" fo:font-size="12pt"/>
    </style:style>
    <style:style style:name="P139" style:family="paragraph">
      <loext:graphic-properties draw:fill="solid" draw:fill-color="#729fcf"/>
      <style:paragraph-properties style:writing-mode="lr-tb"/>
    </style:style>
    <style:style style:name="P140" style:family="paragraph">
      <loext:graphic-properties draw:fill="solid" draw:fill-color="#729fcf"/>
      <style:paragraph-properties style:text-autospace="none" style:writing-mode="lr-tb"/>
      <style:text-properties fo:color="#000000" loext:opacity="100%" fo:font-size="12pt"/>
    </style:style>
    <style:style style:name="P141" style:family="paragraph">
      <loext:graphic-properties draw:fill="none" draw:fill-color="#ffffff"/>
      <style:paragraph-properties style:writing-mode="lr-tb"/>
      <style:text-properties fo:color="#000000" loext:opacity="100%"/>
    </style:style>
    <style:style style:name="P142" style:family="paragraph">
      <loext:graphic-properties draw:fill="solid" draw:fill-color="#b2b2b2"/>
      <style:paragraph-properties style:text-autospace="none" style:writing-mode="lr-tb"/>
      <style:text-properties style:use-window-font-color="true" loext:opacity="0%" fo:font-size="12pt"/>
    </style:style>
    <style:style style:name="P143" style:family="paragraph">
      <loext:graphic-properties draw:fill="solid" draw:fill-color="#729fcf"/>
      <style:paragraph-properties style:writing-mode="lr-tb"/>
      <style:text-properties fo:font-size="9pt" style:font-size-asian="9pt" style:font-size-complex="9pt"/>
    </style:style>
    <style:style style:name="P144" style:family="paragraph">
      <loext:graphic-properties draw:fill="solid" draw:fill-color="#999999"/>
      <style:paragraph-properties style:writing-mode="lr-tb"/>
      <style:text-properties fo:font-size="9pt" style:font-size-asian="9pt" style:font-size-complex="9pt"/>
    </style:style>
    <style:style style:name="P145" style:family="paragraph">
      <loext:graphic-properties draw:fill="solid" draw:fill-color="#cccccc"/>
      <style:paragraph-properties style:text-autospace="none" style:writing-mode="lr-tb"/>
      <style:text-properties fo:font-size="12pt"/>
    </style:style>
    <style:style style:name="P146" style:family="paragraph">
      <loext:graphic-properties draw:fill="solid" draw:fill-color="#729fcf"/>
      <style:paragraph-properties style:writing-mode="lr-tb"/>
      <style:text-properties fo:font-size="10.5pt" style:font-size-asian="10.5pt" style:font-size-complex="10.5pt"/>
    </style:style>
    <style:style style:name="P147" style:family="paragraph">
      <loext:graphic-properties draw:fill="solid" draw:fill-color="#666666"/>
      <style:paragraph-properties style:text-autospace="none" style:writing-mode="lr-tb"/>
      <style:text-properties fo:font-size="12pt"/>
    </style:style>
    <style:style style:name="P148" style:family="paragraph">
      <loext:graphic-properties draw:fill="solid" draw:fill-color="#729fcf"/>
      <style:paragraph-properties style:text-autospace="none" style:writing-mode="lr-tb"/>
      <style:text-properties fo:font-size="12pt"/>
    </style:style>
    <style:style style:name="P149" style:family="paragraph">
      <loext:graphic-properties draw:fill="none" draw:fill-color="#ffffff"/>
      <style:paragraph-properties style:writing-mode="lr-tb"/>
    </style:style>
    <style:style style:name="P150" style:family="paragraph">
      <loext:graphic-properties draw:fill="none" draw:fill-color="#ffffff"/>
      <style:paragraph-properties style:text-autospace="none" style:writing-mode="lr-tb"/>
      <style:text-properties fo:font-size="12pt"/>
    </style:style>
    <style:style style:name="P151" style:family="paragraph">
      <loext:graphic-properties draw:fill="solid" draw:fill-color="#dddddd"/>
      <style:paragraph-properties style:text-autospace="none" style:writing-mode="lr-tb"/>
      <style:text-properties fo:font-size="12pt"/>
    </style:style>
    <style:style style:name="P152" style:family="paragraph">
      <loext:graphic-properties draw:fill="solid" draw:fill-color="#dddddd"/>
      <style:paragraph-properties style:text-autospace="none" style:writing-mode="lr-tb"/>
      <style:text-properties fo:color="#000000" loext:opacity="100%" fo:font-size="12pt"/>
    </style:style>
    <style:style style:name="P153"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fo:font-variant="normal" fo:text-transform="none" style:use-window-font-color="true" loext:opacity="0%" style:font-name="udemy sans" fo:font-size="15pt" fo:letter-spacing="normal" fo:font-style="normal" style:text-underline-style="none" fo:font-weight="normal" loext:padding="0cm" loext:border="none"/>
    </style:style>
    <style:style style:name="T37" style:family="text">
      <style:text-properties officeooo:rsid="003be86f"/>
    </style:style>
    <style:style style:name="T38" style:family="text">
      <style:text-properties style:text-underline-style="none"/>
    </style:style>
    <style:style style:name="T39" style:family="text">
      <style:text-properties officeooo:rsid="00405b73"/>
    </style:style>
    <style:style style:name="T40" style:family="text">
      <style:text-properties officeooo:rsid="0043c606"/>
    </style:style>
    <style:style style:name="T41" style:family="text">
      <style:text-properties fo:color="#6a8759" loext:opacity="100%" style:font-name="JetBrains Mono3" fo:font-size="10pt" fo:font-style="normal" fo:font-weight="normal" style:font-size-asian="10pt" style:font-style-asian="normal" style:font-weight-asian="normal"/>
    </style:style>
    <style:style style:name="T42" style:family="text">
      <style:text-properties fo:color="#808080" loext:opacity="100%" style:font-name="JetBrains Mono3" fo:font-size="10pt" fo:font-style="normal" fo:font-weight="normal" style:font-size-asian="10pt" style:font-style-asian="normal" style:font-weight-asian="normal"/>
    </style:style>
    <style:style style:name="T43" style:family="text">
      <style:text-properties officeooo:rsid="0046ac35"/>
    </style:style>
    <style:style style:name="T44" style:family="text">
      <style:text-properties officeooo:rsid="0047a3f5"/>
    </style:style>
    <style:style style:name="T45" style:family="text">
      <style:text-properties officeooo:rsid="004baf43"/>
    </style:style>
    <style:style style:name="T46" style:family="text">
      <style:text-properties style:text-line-through-style="none" style:text-line-through-type="none" officeooo:rsid="005a8b41"/>
    </style:style>
    <style:style style:name="T47" style:family="text">
      <style:text-properties officeooo:rsid="005b54aa"/>
    </style:style>
    <style:style style:name="T48" style:family="text">
      <style:text-properties officeooo:rsid="00655fcd"/>
    </style:style>
    <style:style style:name="T49" style:family="text">
      <style:text-properties style:use-window-font-color="true" loext:opacity="0%" officeooo:rsid="0065feed"/>
    </style:style>
    <style:style style:name="T50" style:family="text">
      <style:text-properties officeooo:rsid="0065feed"/>
    </style:style>
    <style:style style:name="T51" style:family="text">
      <style:text-properties officeooo:rsid="0067c4a3"/>
    </style:style>
    <style:style style:name="T52" style:family="text">
      <style:text-properties officeooo:rsid="006889c2"/>
    </style:style>
    <style:style style:name="T53" style:family="text">
      <style:text-properties officeooo:rsid="00695f82"/>
    </style:style>
    <style:style style:name="T54" style:family="text">
      <style:text-properties officeooo:rsid="006df1fa"/>
    </style:style>
    <style:style style:name="T55" style:family="text">
      <style:text-properties officeooo:rsid="006fa768"/>
    </style:style>
    <style:style style:name="T56" style:family="text">
      <style:text-properties officeooo:rsid="007114fe"/>
    </style:style>
    <style:style style:name="T57" style:family="text">
      <style:text-properties officeooo:rsid="007585f8"/>
    </style:style>
    <style:style style:name="T58" style:family="text">
      <style:text-properties style:use-window-font-color="true" loext:opacity="0%" style:font-name="JetBrains Mono1" fo:font-size="10pt" style:font-name-asian="JetBrains Mono1" style:font-size-asian="10pt" style:font-name-complex="JetBrains Mono1" style:font-size-complex="10pt"/>
    </style:style>
    <style:style style:name="T59" style:family="text">
      <style:text-properties style:use-window-font-color="true" loext:opacity="0%" style:font-name="JetBrains Mono1" fo:font-size="10pt" fo:font-style="italic" style:font-name-asian="JetBrains Mono1" style:font-size-asian="10pt" style:font-style-asian="italic" style:font-name-complex="JetBrains Mono1" style:font-size-complex="10pt" style:font-style-complex="italic"/>
    </style:style>
    <style:style style:name="T60" style:family="text">
      <style:text-properties fo:color="#000000" loext:opacity="100%" fo:font-size="10pt" style:font-size-asian="10pt" style:font-size-complex="10pt"/>
    </style:style>
    <style:style style:name="T61" style:family="text">
      <style:text-properties fo:color="#000000" loext:opacity="100%" style:font-name="JetBrains Mono1" fo:font-size="10pt" style:font-name-asian="JetBrains Mono1" style:font-size-asian="10pt" style:font-name-complex="JetBrains Mono1" style:font-size-complex="10pt"/>
    </style:style>
    <style:style style:name="T62" style:family="text">
      <style:text-properties fo:color="#000000"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63" style:family="text">
      <style:text-properties fo:color="#c9211e" loext:opacity="100%" style:font-name="JetBrains Mono1" fo:font-size="10pt" style:font-name-asian="JetBrains Mono1" style:font-size-asian="10pt" style:font-name-complex="JetBrains Mono1" style:font-size-complex="10pt"/>
    </style:style>
    <style:style style:name="T64" style:family="text">
      <style:text-properties fo:color="#c9211e" loext:opacity="100%" style:font-name="JetBrains Mono1" fo:font-size="10pt" fo:font-weight="bold" style:font-name-asian="JetBrains Mono1" style:font-size-asian="10pt" style:font-weight-asian="bold" style:font-name-complex="JetBrains Mono1" style:font-size-complex="10pt" style:font-weight-complex="bold"/>
    </style:style>
    <style:style style:name="T65" style:family="text">
      <style:text-properties fo:font-size="9pt" style:font-size-asian="9pt" style:font-size-complex="9pt"/>
    </style:style>
    <style:style style:name="T66" style:family="text">
      <style:text-properties fo:color="#cc7832" loext:opacity="100%" style:font-name="JetBrains Mono1" fo:font-size="10pt" style:font-name-asian="JetBrains Mono1" style:font-size-asian="10pt" style:font-name-complex="JetBrains Mono1" style:font-size-complex="10pt"/>
    </style:style>
    <style:style style:name="T67" style:family="text">
      <style:text-properties fo:color="#a9b7c6" loext:opacity="100%" style:font-name="JetBrains Mono1" fo:font-size="10pt" style:font-name-asian="JetBrains Mono1" style:font-size-asian="10pt" style:font-name-complex="JetBrains Mono1" style:font-size-complex="10pt"/>
    </style:style>
    <style:style style:name="T68" style:family="text">
      <style:text-properties fo:color="#6a8759" loext:opacity="100%" style:font-name="JetBrains Mono1" fo:font-size="10pt" style:font-name-asian="JetBrains Mono1" style:font-size-asian="10pt" style:font-name-complex="JetBrains Mono1" style:font-size-complex="10pt"/>
    </style:style>
    <style:style style:name="T69" style:family="text">
      <style:text-properties fo:font-size="10.5pt" style:font-size-asian="10.5pt" style:font-size-complex="10.5pt"/>
    </style:style>
    <style:style style:name="T70" style:family="text">
      <style:text-properties fo:color="#bbb529" loext:opacity="100%" style:font-name="JetBrains Mono1" fo:font-size="10pt" style:font-name-asian="JetBrains Mono1" style:font-size-asian="10pt" style:font-name-complex="JetBrains Mono1" style:font-size-complex="10pt"/>
    </style:style>
    <style:style style:name="T71"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72" style:family="text">
      <style:text-properties fo:color="#9876aa" loext:opacity="100%" style:font-name="JetBrains Mono1" fo:font-size="10pt" style:font-name-asian="JetBrains Mono1" style:font-size-asian="10pt" style:font-name-complex="JetBrains Mono1" style:font-size-complex="10pt"/>
    </style:style>
    <style:style style:name="T73" style:family="text">
      <style:text-properties fo:color="#ffc66d" loext:opacity="100%" style:font-name="JetBrains Mono1" fo:font-size="10pt" style:font-name-asian="JetBrains Mono1" style:font-size-asian="10pt" style:font-name-complex="JetBrains Mono1" style:font-size-complex="10pt"/>
    </style:style>
    <style:style style:name="T74" style:family="text">
      <style:text-properties fo:color="#80808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729fcf" fo:min-height="12.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2.7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9.45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756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9.21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4.1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9.86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b2b2b2" fo:min-height="10.6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729fcf" fo:min-height="3.12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0.95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99999" fo:min-height="4.3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cccccc" fo:min-height="3.7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14.51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3.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Section 7 Web Development with Spring MVC</text:h>
      <text:p text:style-name="P2"/>
      <text:h text:style-name="P119"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3"><text:a xlink:type="simple" xlink:href="../../../../Section%208%20JPA%20Data%20Modeling%20with%20Spring%20and%20Hibernate/JPADataModelFlashCards.pdf" text:style-name="Internet_20_link" text:visited-style-name="Visited_20_Internet_20_Link"><text:span text:style-name="T51">Flashcards</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34" draw:text-style-name="P153"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373163966" text:style-name="L1">
        <text:list-item>
          <text:p text:style-name="P125">I created a Maven project using <text:a xlink:type="simple" xlink:href="https://start.spring.io/" text:style-name="Internet_20_link" text:visited-style-name="Visited_20_Internet_20_Link">https://start.spring.io/</text:a></text:p>
          <text:list>
            <text:list-item>
              <text:p text:style-name="P125">java -. maven – 2.7.8 - </text:p>
            </text:list-item>
            <text:list-item>
              <text:p text:style-name="P125">&lt;groupId&gt;guru.springframework&lt;/groupId&gt;</text:p>
            </text:list-item>
            <text:list-item>
              <text:p text:style-name="P125">&lt;artifactId&gt;recipe&lt;/artifactId&gt;</text:p>
            </text:list-item>
            <text:list-item>
              <text:p text:style-name="P125"><text:tab/>&lt;name&gt;recipe&lt;/name&gt;</text:p>
            </text:list-item>
            <text:list-item>
              <text:p text:style-name="P125"><text:tab/>&lt;description&gt;A Spring Boot Recipe Project&lt;/description&gt;</text:p>
            </text:list-item>
          </text:list>
        </text:list-item>
      </text:list>
      <text:p text:style-name="P1"/>
      <text:p text:style-name="P1"><draw:frame draw:style-name="fr4"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91530511420458" text:continue-numbering="true" text:style-name="L1">
        <text:list-item>
          <text:p text:style-name="P126">Named my project folder same as artifactId – recipe</text:p>
        </text:list-item>
        <text:list-item>
          <text:p text:style-name="P127">extracted contents to the project’s current location.</text:p>
        </text:list-item>
        <text:list-item>
          <text:p text:style-name="P124"><text:span text:style-name="T2">made it a git </text:span><text:span text:style-name="T1">reposotory,a README.md,</text:span><text:span text:style-name="T2">created a master branch and an .gitignore file</text:span></text:p>
          <text:list>
            <text:list-header>
              <text:p text:style-name="P125">&gt; git init</text:p>
              <text:p text:style-name="P125">&gt;git switch -c master</text:p>
            </text:list-header>
            <text:list-item>
              <text:p text:style-name="P128">&gt; add and commit changes</text:p>
            </text:list-item>
            <text:list-item>
              <text:p text:style-name="P128">&gt; git add .</text:p>
            </text:list-item>
            <text:list-item>
              <text:p text:style-name="P128">&gt; git commit -m “add recipe project”</text:p>
            </text:list-item>
          </text:list>
        </text:list-item>
        <text:list-item>
          <text:p text:style-name="P127">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91529428871156" text:continue-numbering="true" text:style-name="L1">
        <text:list-item>
          <text:p text:style-name="P127">Pushed my local master branch to gitub.</text:p>
          <text:list>
            <text:list-header>
              <text:p text:style-name="P129">&gt; git push origin master</text:p>
            </text:list-header>
          </text:list>
        </text:list-item>
        <text:list-item>
          <text:p text:style-name="P130">open project in IDE (IntelliJ) and commit changes to this file</text:p>
        </text:list-item>
      </text:list>
      <text:p text:style-name="P4"/>
      <text:h text:style-name="P120"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33" draw:text-style-name="P153"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121" text:outline-level="2">Lesson 101 Create Index Page</text:h>
      <text:p text:style-name="P36"/>
      <text:list xml:id="list1159303649" text:style-name="L2">
        <text:list-item>
          <text:p text:style-name="P131">Create a controller</text:p>
        </text:list-item>
      </text:list>
      <text:p text:style-name="P35"/>
      <text:p text:style-name="P35"><draw:frame draw:style-name="fr1" draw:name="Frame3" text:anchor-type="paragraph" svg:x="0.467cm" svg:y="-0.116cm" svg:width="14.395cm" draw:z-index="6"><draw:text-box fo:min-height="8.634cm"><text:p text:style-name="Drawing"><draw:frame text:anchor-type="paragraph" draw:z-index="7" draw:name="Shape4" draw:style-name="gr31" draw:text-style-name="P151" svg:width="14.394cm" svg:height="8.633cm" svg:x="0cm" svg:y="0cm"><draw:text-box><text:p text:style-name="P137"><text:span text:style-name="T61">package guru.springframework.controllers;</text:span><text:span text:style-name="T61"><text:line-break/></text:span><text:span text:style-name="T61"><text:line-break/></text:span><text:span text:style-name="T61">import org.springframework.stereotype.Controller;</text:span><text:span text:style-name="T61"><text:line-break/></text:span><text:span text:style-name="T61">import org.springframework.web.bind.annotation.RequestMapping;</text:span><text:span text:style-name="T61"><text:line-break/></text:span><text:span text:style-name="T61"><text:line-break/></text:span><text:span text:style-name="T61">/*</text:span><text:span text:style-name="T61"><text:line-break/></text:span><text:span text:style-name="T61"> <text:s text:c="3"/>Tells Spring that this is a Bean</text:span><text:span text:style-name="T61"><text:line-break/></text:span><text:span text:style-name="T61"> */</text:span><text:span text:style-name="T61"><text:line-break/></text:span><text:span text:style-name="T61">@Controller</text:span><text:span text:style-name="T61"><text:line-break/></text:span><text:span text:style-name="T61">public class IndexController {</text:span><text:span text:style-name="T61"><text:line-break/></text:span><text:span text:style-name="T61"><text:line-break/></text:span><text:span text:style-name="T61"> <text:s text:c="3"/>/*</text:span><text:span text:style-name="T61"><text:line-break/></text:span><text:span text:style-name="T61"> <text:s text:c="7"/>@RequestMapping({"","/","/index"}) is the URL path to the index.html page</text:span><text:span text:style-name="T61"><text:line-break/></text:span><text:span text:style-name="T61"> <text:s text:c="6"/>return "index" name must match the actual htm file name</text:span><text:span text:style-name="T61"><text:line-break/></text:span><text:span text:style-name="T61"> <text:s text:c="4"/>*/</text:span><text:span text:style-name="T61"><text:line-break/></text:span><text:span text:style-name="T61"> <text:s text:c="3"/>@RequestMapping({"","/","/index"})</text:span><text:span text:style-name="T61"><text:line-break/></text:span><text:span text:style-name="T61"> <text:s text:c="3"/>public String getIndexPage(){</text:span><text:span text:style-name="T61"><text:line-break/></text:span><text:span text:style-name="T61"> <text:s text:c="7"/>return "index";</text:span><text:span text:style-name="T61"><text:line-break/></text:span><text:span text:style-name="T61"> <text:s text:c="3"/>}</text:span><text:span text:style-name="T61"><text:line-break/></text:span><text:span text:style-name="T61">}</text:span><text:span text:style-name="T67"><text:line-break/></text:span><text:span text:style-name="T67"/></text:p></draw:text-box></draw:frame>Drawing <text:sequence text:ref-name="refDrawing1" text:name="Drawing" text:formula="ooow:Drawing+1" style:num-format="1">2</text:sequence>: IndexController.java</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list xml:id="list91530873446297" text:continue-numbering="true" text:style-name="L2">
        <text:list-item>
          <text:p text:style-name="P131">Create the View (index.html)</text:p>
        </text:list-item>
      </text:list>
      <text:p text:style-name="P35"/>
      <text:p text:style-name="P1"><draw:frame draw:style-name="fr1" draw:name="Frame2" text:anchor-type="paragraph" svg:x="0.33cm" svg:y="0.199cm" svg:width="10.134cm" draw:z-index="4"><draw:text-box fo:min-height="5.891cm"><text:p text:style-name="Drawing"><draw:frame text:anchor-type="paragraph" draw:z-index="5" draw:name="Shape3" draw:style-name="gr32" draw:text-style-name="P152" svg:width="10.133cm" svg:height="5.89cm" svg:x="0cm" svg:y="0cm"><draw:text-box><text:p text:style-name="P137"><text:span text:style-name="T61">&lt;!DOCTYPE html&gt;</text:span><text:span text:style-name="T61"><text:line-break/></text:span><text:span text:style-name="T61">&lt;html lang="en" xmlns:th="http://www.thymeleaf.org"&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lt;/body&gt;</text:span><text:span text:style-name="T61"><text:line-break/></text:span><text:span text:style-name="T61">&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9">Lesson 132 One to One JPA Relationship</text:p>
      <text:p text:style-name="P38"/>
      <text:p text:style-name="P40"><text:a xlink:type="simple" xlink:href="https://github.com/roloje777/spring5-recipe-app/tree/one-to-one-jpa" text:style-name="Internet_20_link" text:visited-style-name="Visited_20_Internet_20_Link"><text:span text:style-name="T6">one-to-one-jpa branch</text:span></text:a></text:p>
      <text:p text:style-name="P38"/>
      <text:p text:style-name="P38"><draw:frame draw:style-name="fr2"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draw:frame draw:style-name="fr2"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8"/>
      <text:p text:style-name="P38">In this lesson we will map the one-to-one relationship between the Recipe and the Notes entities that are classes (objects) in Java.</text:p>
      <text:p text:style-name="P38">Note that the owner in the relationship is the recipe and the cascading is set to all.</text:p>
      <text:p text:style-name="P38">Also it is using a bi -directional relationship,.</text:p>
      <text:p text:style-name="P38"/>
      <text:p text:style-name="P38"><draw:frame text:anchor-type="paragraph" draw:z-index="12" draw:name="Shape5" draw:style-name="gr30" draw:text-style-name="P139"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8"/>
      <text:p text:style-name="P38"/>
      <text:p text:style-name="P38"/>
      <text:p text:style-name="P38"/>
      <text:p text:style-name="P38"/>
      <text:p text:style-name="P38"/>
      <text:p text:style-name="P38"/>
      <text:p text:style-name="P38"/>
      <text:p text:style-name="P38"/>
      <text:p text:style-name="P39"><draw:frame text:anchor-type="paragraph" draw:z-index="13" draw:name="Shape6" draw:style-name="gr29" draw:text-style-name="P139"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8"/>
      <text:p text:style-name="P38"/>
      <text:p text:style-name="P38"/>
      <text:p text:style-name="P38"/>
      <text:p text:style-name="P38"/>
      <text:p text:style-name="P38"/>
      <text:p text:style-name="P38"/>
      <text:p text:style-name="P38"/>
      <text:p text:style-name="P38"/>
      <text:p text:style-name="P38"><text:s/></text:p>
      <text:p text:style-name="P38"><draw:frame text:anchor-type="paragraph" draw:z-index="14" draw:name="Shape7" draw:style-name="gr28" draw:text-style-name="P139"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8"/>
      <text:p text:style-name="P38"/>
      <text:p text:style-name="P38"/>
      <text:p text:style-name="P38"/>
      <text:p text:style-name="P38"/>
      <text:p text:style-name="P38"><draw:frame text:anchor-type="paragraph" draw:z-index="15" draw:name="Shape8" draw:style-name="gr27" draw:text-style-name="P139"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0"><text:a xlink:type="simple" xlink:href="../../../../Section%208%20JPA%20Data%20Modeling%20with%20Spring%20and%20Hibernate/JPA+Entity+Relationships.pdf" text:style-name="Internet_20_link" text:visited-style-name="Visited_20_Internet_20_Link"><text:span text:style-name="T6">See notes here</text:span></text:a></text:p>
      <text:p text:style-name="P40"/>
      <text:list xml:id="list2329186906" text:style-name="L3">
        <text:list-item>
          <text:p text:style-name="P132">see use of tags when craeting the entities on the object model</text:p>
          <text:list>
            <text:list-item>
              <text:p text:style-name="P132">@Entity – class is an entity</text:p>
            </text:list-item>
            <text:list-item>
              <text:p text:style-name="P132">@ID – primary key for the entity</text:p>
            </text:list-item>
            <text:list-item>
              <text:p text:style-name="P133"><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122">@OneToOne – a One to one relationship</text:p>
            </text:list-item>
            <text:list-item>
              <text:p text:style-name="P123"><text:span text:style-name="T8">@OneToOne(cascade = CascadeType.</text:span><text:span text:style-name="T10">ALL</text:span><text:span text:style-name="T8">) – opne to one relationship set at owner with cascade type set to all</text:span></text:p>
            </text:list-item>
          </text:list>
        </text:list-item>
      </text:list>
      <text:p text:style-name="P42"/>
      <text:p text:style-name="P37"><draw:frame draw:style-name="fr3"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37"/>
      <text:p text:style-name="P37"/>
      <text:h text:style-name="P104" text:outline-level="1">Lesson 133 One To Many JPA Relationships</text:h>
      <text:p text:style-name="P47"/>
      <text:p text:style-name="P56"><text:a xlink:type="simple" xlink:href="https://github.com/roloje777/spring5-recipe-app/tree/one-to-many-jpa" office:name="branch one-to-many-jpa" text:style-name="Internet_20_link" text:visited-style-name="Visited_20_Internet_20_Link"><text:span text:style-name="T18">branch one-to-many-jpa</text:span></text:a></text:p>
      <text:p text:style-name="P47"/>
      <text:p text:style-name="P47"><draw:frame draw:style-name="fr5"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47"/>
      <text:list xml:id="list2146141965" text:style-name="L4">
        <text:list-item>
          <text:p text:style-name="P134">Note changes made for Recipe to Engredient relationship. Its now bi-directional with a </text:p>
        </text:list-item>
      </text:list>
      <text:p text:style-name="P41"><text:tab/><text:tab/>Recipy – Engredient (1 - *) one-to-many. So you will have a collection of recipies in <text:tab/><text:tab/>the Recipe entity </text:p>
      <text:p text:style-name="P41"><draw:frame text:anchor-type="paragraph" draw:z-index="19" draw:name="Text Frame 1" draw:style-name="gr26" draw:text-style-name="P139" svg:width="11.888cm" svg:height="1.4cm" svg:x="1.589cm" svg:y="0.226cm"><draw:text-box><text:p>@OneToMany(cascade = CascadeType.ALL, mappedBy = "recipe")</text:p><text:p>private Set&lt;Ingredient&gt; ingredients;</text:p></draw:text-box></draw:frame></text:p>
      <text:p text:style-name="P41"/>
      <text:p text:style-name="P41"><text:s text:c="15"/></text:p>
      <text:p text:style-name="P41"><text:s text:c="14"/><text:span text:style-name="T14"><text:s/></text:span><text:span text:style-name="T15">mappedBy - The field that owns the relationship. Required unless the relationship is unidirectional.</text:span></text:p>
      <text:list xml:id="list91530803571171" text:continue-numbering="true" text:style-name="L4">
        <text:list-item>
          <text:list>
            <text:list-item>
              <text:p text:style-name="P134">Engredient – Recipe (* - 1) many-to-one – só you will have a Recipy reference variable in the EntityObject</text:p>
            </text:list-item>
          </text:list>
        </text:list-item>
      </text:list>
      <text:p text:style-name="P41"/>
      <text:p text:style-name="P41"><draw:frame text:anchor-type="paragraph" draw:z-index="20" draw:name="Text Frame 2" draw:style-name="gr25" draw:text-style-name="P139" svg:width="11.311cm" svg:height="1.532cm" svg:x="1.453cm" svg:y="-0.265cm"><draw:text-box><text:p><text:s text:c="4"/>@ManyToOne</text:p><text:p><text:s text:c="4"/>private Recipe recipe;</text:p></draw:text-box></draw:frame><text:s text:c="2"/></text:p>
      <text:p text:style-name="P41"/>
      <text:p text:style-name="P41"/>
      <text:p text:style-name="P41"/>
      <text:p text:style-name="P50">Okay, I've gone in and made a small adjustment to the model that we've been looking at. </text:p>
      <text:p text:style-name="P49">So we are going to be looking at one to many and many to one relationships in this video. </text:p>
      <text:p text:style-name="P49">And what I did is we have the Recipe object which is a one-to-many relationship to Ingredient but we want to make this a</text:p>
      <text:p text:style-name="P49">bi-directional relationship. </text:p>
      <text:p text:style-name="P49">So we need to get that mapping back from Ingredient to Recipe and that'll be many-to-one. </text:p>
      <text:p text:style-name="P49">So we're going to go through and set this up so the Recipe is going to be the owner and he will own the relationship</text:p>
      <text:p text:style-name="P49">but Ingredient, we want to be able to navigate back to the Recipe from Ingredient in this case. </text:p>
      <text:p text:style-name="P49">And you can see there the mapping between the the two entities has been updated where between Recipe and Ingredient, we have a</text:p>
      <text:p text:style-name="P49">one-to-many relationship and then Ingredient has a many to one relationship. </text:p>
      <text:p text:style-name="P49">So we're going to go in and configure this now.</text:p>
      <text:p text:style-name="P49">I'll show you how to set it up inside of IntelliJ. </text:p>
      <text:p text:style-name="P49">So I've gone in and I've created the Ingredient object and I have not created anything further. </text:p>
      <text:p text:style-name="P49">So we'll step through creating placeholder in there for UnitOfMeasure which we'll get to in a future video and him as an entity. </text:p>
      <text:p text:style-name="P49">So we're going to use the Entity annotation and then I have a we want to add in a property for the Recipe that he belongs to. </text:p>
      <text:p text:style-name="P49">So now we have this relationship between the two and we want to add in the basic getter and setter. </text:p>
      <text:p text:style-name="P49">I'm going to hold off on that. </text:p>
      <text:p text:style-name="P49">We also want to add in a Long property for id.</text:p>
      <text:p text:style-name="P51">And again we're going to use the strategy, GenerationType IDENTITY which will get generated from the database.</text:p>
      <text:p text:style-name="P51"><text:s/>So now I'm going to go in and add in the getter and setter. </text:p>
      <text:p text:style-name="P51">So this command in, getters and setters, highlight all those.</text:p>
      <text:p text:style-name="P51">So now our Ingredient class is set up and it's going to be set up as an entity in JPA. </text:p>
      <text:p text:style-name="P51">So now we want to modify the Recipe class. </text:p>
      <text:p text:style-name="P51"><draw:frame text:anchor-type="paragraph" draw:z-index="21" draw:name="Text Frame 3" draw:style-name="gr26" draw:text-style-name="P139" svg:width="11.888cm" svg:height="1.4cm" svg:x="-0.055cm" svg:y="-0.081cm"><draw:text-box><text:p>@OneToMany(cascade = CascadeType.ALL, mappedBy = "recipe")</text:p><text:p>private Set&lt;Ingredient&gt; ingredients;</text:p></draw:text-box></draw:frame></text:p>
      <text:p text:style-name="P51"/>
      <text:p text:style-name="P51"/>
      <text:p text:style-name="P51">o we want to annotate this using OneToMany. </text:p>
      <text:p text:style-name="P51">Now we want the Recipe to own this. So now we want to add in a cascade type and it'll persist all operations.</text:p>
      <text:p text:style-name="P51"><text:s/>Now we want to do a mappedBy.</text:p>
      <text:p text:style-name="P57"><text:s/><text:span text:style-name="T20">mappedBy = "recipe"</text:span></text:p>
      <text:p text:style-name="P58">The field that owns the relationship. Required unless the relationship is unidirectional.</text:p>
      <text:p text:style-name="P51">IntelliJ intellisense would come up but in this case we want to say the property on the child class. </text:p>
      <text:p text:style-name="P51">So that's going to be Recipe. </text:p>
      <text:p text:style-name="P51">So that defines the relationship from Recipe class and we're saying that this Recipe will get stored on a property on the child or the set of ingredients on each object of Ingredient is going to be a property called recipe. </text:p>
      <text:p text:style-name="P51">So jump back over here to Chrome. </text:p>
      <text:p text:style-name="P51">That completes this direction of the relationship so from Recipe to Ingredient.<text:span text:style-name="T11">( 1 - * in Recipe Ingredient figure above)</text:span></text:p>
      <text:p text:style-name="P51"><text:s/>So we are getting a set there of ingredients coming back and I'm using set there so I get a unique set of ingredients. </text:p>
      <text:p text:style-name="P51">That's my preferred, some people like to use lists and there's nothing wrong with that but just from experience and something like this, I do prefer to use a Set.</text:p>
      <text:p text:style-name="P51"/>
      <text:p text:style-name="P51"><text:soft-page-break/></text:p>
      <text:p text:style-name="P51"><draw:frame text:anchor-type="paragraph" draw:z-index="22" draw:name="Text Frame 4" draw:style-name="gr25" draw:text-style-name="P139" svg:width="11.311cm" svg:height="1.532cm" svg:x="0.042cm" svg:y="0.236cm"><draw:text-box><text:p><text:s text:c="4"/>@ManyToOne</text:p><text:p><text:s text:c="4"/>private Recipe recipe;</text:p></draw:text-box></draw:frame></text:p>
      <text:p text:style-name="P51"/>
      <text:p text:style-name="P51"/>
      <text:p text:style-name="Text_20_body">Now we need to set up the inverse side of the relationship. </text:p>
      <text:p text:style-name="P51"><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48">delete ingredients that are assigned to recipe but not the other way around. So we definitely don't to do the cascading</text:p>
      <text:p text:style-name="P51">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51">So just to quickly recap, we defined this recipe, we define this relation to between a recipe and ingredient and it's a bi-directional relationship. I mean we can navigate the object graph from either direction. So a recipe is going to have many ingredients</text:p>
      <text:p text:style-name="P48">while an ingredient will have just one recipe and we define the relationships.</text:p>
      <text:p text:style-name="P48">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48"/>
      <text:p text:style-name="P47"><text:a xlink:type="simple" xlink:href="https://github.com/roloje777/spring5-recipe-app/commit/c36b2f02885751ec4a133e507851557754ec401b" text:style-name="Internet_20_link" text:visited-style-name="Visited_20_Internet_20_Link"><text:span text:style-name="T19">See changes here</text:span></text:a></text:p>
      <text:p text:style-name="P53"/>
      <text:p text:style-name="P53"/>
      <text:h text:style-name="P105" text:outline-level="1">Lesson 133 + 134 Create one-to-one relationship</text:h>
      <text:p text:style-name="P62"><text:a xlink:type="simple" xlink:href="https://github.com/roloje777/spring5-recipe-app/tree/one-to-one-jpa-assign-review" text:style-name="Internet_20_link" text:visited-style-name="Visited_20_Internet_20_Link"><text:span text:style-name="T25">Branch here</text:span></text:a></text:p>
      <text:p text:style-name="P61"/>
      <text:p text:style-name="P61">Create Unit of Measure Entity</text:p>
      <text:p text:style-name="P61">• Create a unidirectional relationship from</text:p>
      <text:p text:style-name="P61">Ingredient to Unit of Measure</text:p>
      <text:p text:style-name="P61">• DO NOT cascade persistence events from</text:p>
      <text:p text:style-name="P52">Ingredient to Unit of Measure</text:p>
      <text:p text:style-name="P52"><text:s text:c="12"/></text:p>
      <text:p text:style-name="P52"><text:s text:c="46"/></text:p>
      <text:p text:style-name="P52"><draw:frame draw:style-name="fr5" draw:name="Image6" text:anchor-type="char" svg:x="-0.192cm" svg:y="0.256cm" svg:width="11.628cm" svg:height="6.541cm" draw:z-index="23"><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7" text:anchor-type="paragraph" svg:x="-0.295cm" svg:y="0.236cm" svg:width="13.328cm" draw:z-index="24"><draw:text-box fo:min-height="10.777cm"><text:p text:style-name="Drawing"><draw:frame text:anchor-type="paragraph" draw:z-index="25" draw:name="Text Frame 5" draw:style-name="gr24" draw:text-style-name="P150" svg:width="13.327cm" svg:height="10.776cm" svg:x="0cm" svg:y="0cm"><draw:text-box><text:p text:style-name="P137"><text:span text:style-name="T70">@Entity</text:span><text:span text:style-name="T70"><text:line-break/></text:span><text:span text:style-name="T66">public class </text:span><text:span text:style-name="T67">Ingredient {</text:span></text:p><text:p text:style-name="P137"><text:span text:style-name="T67">..</text:span></text:p><text:p text:style-name="P137"><text:span text:style-name="T67"><text:s text:c="3"/></text:span><text:span text:style-name="T74">/*</text:span><text:span text:style-name="T74"><text:line-break/></text:span><text:span text:style-name="T74"> <text:s/>FetchType is EAGER by default.</text:span><text:span text:style-name="T74"><text:line-break/></text:span><text:span text:style-name="T74"> <text:s/>This is just a way to show other developers the intent</text:span><text:span text:style-name="T74"><text:line-break/></text:span><text:span text:style-name="T74"> <text:s/>Tells Hibernate I want you to get it every time.</text:span><text:span text:style-name="T74"><text:line-break/></text:span><text:span text:style-name="T74">*/</text:span><text:span text:style-name="T74"><text:line-break/></text:span><text:span text:style-name="T74"> <text:s text:c="2"/></text:span><text:span text:style-name="T70">@OneToOne</text:span><text:span text:style-name="T67">(fetch=FetchType.</text:span><text:span text:style-name="T71">EAGER</text:span><text:span text:style-name="T67">)</text:span><text:span text:style-name="T67"><text:line-break/></text:span><text:span text:style-name="T67"> <text:s text:c="2"/></text:span><text:span text:style-name="T66">private </text:span><text:span text:style-name="T67">UnitOfMeasure </text:span><text:span text:style-name="T72">uom</text:span><text:span text:style-name="T66">;</text:span></text:p><text:p text:style-name="P137"><text:span text:style-name="T66"/></text:p><text:p text:style-name="P137"><text:span text:style-name="T66"/></text:p><text:p text:style-name="P137"><text:span text:style-name="T66">…</text:span></text:p><text:p text:style-name="P137"><text:span text:style-name="T66"/></text:p><text:p text:style-name="P137"><text:span text:style-name="T66">public </text:span><text:span text:style-name="T67">UnitOfMeasure </text:span><text:span text:style-name="T73">getUom</text:span><text:span text:style-name="T67">() {</text:span><text:span text:style-name="T67"><text:line-break/></text:span><text:span text:style-name="T67"> <text:s text:c="3"/></text:span><text:span text:style-name="T66">return </text:span><text:span text:style-name="T72">uom</text:span><text:span text:style-name="T66">;</text:span><text:span text:style-name="T66"><text:line-break/></text:span><text:span text:style-name="T67">}</text:span><text:span text:style-name="T67"><text:line-break/></text:span><text:span text:style-name="T67"><text:line-break/></text:span><text:span text:style-name="T66">public void </text:span><text:span text:style-name="T73">setUom</text:span><text:span text:style-name="T67">(UnitOfMeasure uom) {</text:span><text:span text:style-name="T67"><text:line-break/></text:span><text:span text:style-name="T67"> <text:s text:c="3"/></text:span><text:span text:style-name="T66">this</text:span><text:span text:style-name="T67">.</text:span><text:span text:style-name="T72">uom </text:span><text:span text:style-name="T67">= uom</text:span><text:span text:style-name="T66">;</text:span><text:span text:style-name="T66"><text:line-break/></text:span><text:span text:style-name="T67">}</text:span></text:p></draw:text-box></draw:frame>Drawing <text:sequence text:ref-name="refDrawing3" text:name="Drawing" text:formula="ooow:Drawing+1" style:num-format="1">4</text:sequence>: Ingredient.java</text:p></draw:text-box></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23" draw:text-style-name="P149" svg:width="16.232cm" svg:height="13.154cm" svg:x="0cm" svg:y="0cm"><draw:text-box><text:p text:style-name="P137"><text:span text:style-name="T66">package </text:span><text:span text:style-name="T67">guru.springframework.domain</text:span><text:span text:style-name="T66">;</text:span><text:span text:style-name="T66"><text:line-break/></text:span><text:span text:style-name="T66"><text:line-break/></text:span><text:span text:style-name="T66">import </text:span><text:span text:style-name="T67">javax.persistence.*</text:span><text:span text:style-name="T66">;</text:span><text:span text:style-name="T66"><text:line-break/></text:span><text:span text:style-name="T66"><text:line-break/></text:span><text:span text:style-name="T70">@Entity</text:span><text:span text:style-name="T70"><text:line-break/></text:span><text:span text:style-name="T66">public class </text:span><text:span text:style-name="T67">UnitOfMeasure {</text:span><text:span text:style-name="T67"><text:line-break/></text:span><text:span text:style-name="T67"><text:line-break/></text:span><text:span text:style-name="T67"> <text:s text:c="3"/></text:span><text:span text:style-name="T70">@Id</text:span><text:span text:style-name="T70"><text:line-break/></text:span><text:span text:style-name="T70"> <text:s text:c="3"/>@GeneratedValue</text:span><text:span text:style-name="T67">(strategy = GenerationType.</text:span><text:span text:style-name="T71">IDENTITY</text:span><text:span text:style-name="T67">)</text:span><text:span text:style-name="T67"><text:line-break/></text:span><text:span text:style-name="T67"> <text:s text:c="3"/></text:span><text:span text:style-name="T66">private </text:span><text:span text:style-name="T67">Long </text:span><text:span text:style-name="T72">id</text:span><text:span text:style-name="T66">;</text:span><text:span text:style-name="T66"><text:line-break/></text:span><text:span text:style-name="T66"> <text:s text:c="3"/>private </text:span><text:span text:style-name="T67">String </text:span><text:span text:style-name="T72">description</text:span><text:span text:style-name="T66">;</text:span><text:span text:style-name="T66"><text:line-break/></text:span><text:span text:style-name="T66"><text:line-break/></text:span><text:span text:style-name="T66"><text:line-break/></text:span><text:span text:style-name="T66"> <text:s text:c="3"/>public </text:span><text:span text:style-name="T67">Long </text:span><text:span text:style-name="T73">getId</text:span><text:span text:style-name="T67">() {</text:span><text:span text:style-name="T67"><text:line-break/></text:span><text:span text:style-name="T67"> <text:s text:c="7"/></text:span><text:span text:style-name="T66">return </text:span><text:span text:style-name="T72">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Id</text:span><text:span text:style-name="T67">(Long id) {</text:span><text:span text:style-name="T67"><text:line-break/></text:span><text:span text:style-name="T67"> <text:s text:c="7"/></text:span><text:span text:style-name="T66">this</text:span><text:span text:style-name="T67">.</text:span><text:span text:style-name="T72">id </text:span><text:span text:style-name="T67">= id</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text:span><text:span text:style-name="T67">String </text:span><text:span text:style-name="T73">getDescription</text:span><text:span text:style-name="T67">() {</text:span><text:span text:style-name="T67"><text:line-break/></text:span><text:span text:style-name="T67"> <text:s text:c="7"/></text:span><text:span text:style-name="T66">return </text:span><text:span text:style-name="T72">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 <text:s text:c="3"/></text:span><text:span text:style-name="T66">public void </text:span><text:span text:style-name="T73">setDescription</text:span><text:span text:style-name="T67">(String description) {</text:span><text:span text:style-name="T67"><text:line-break/></text:span><text:span text:style-name="T67"> <text:s text:c="7"/></text:span><text:span text:style-name="T66">this</text:span><text:span text:style-name="T67">.</text:span><text:span text:style-name="T72">description </text:span><text:span text:style-name="T67">= description</text:span><text:span text:style-name="T66">;</text:span><text:span text:style-name="T66"><text:line-break/></text:span><text:span text:style-name="T66"> <text:s text:c="3"/></text:span><text:span text:style-name="T67">}</text:span><text:span text:style-name="T67"><text:line-break/></text:span><text:span text:style-name="T67"><text:line-break/></text:span><text:span text:style-name="T67"><text:line-break/></text:span><text:span text:style-name="T67">}</text:span><text:span text:style-name="T67"><text:line-break/></text:span><text:span text:style-name="T67"/></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52"/>
      <text:h text:style-name="P106" text:outline-level="1">Lesson 136 JPA Enumerations</text:h>
      <text:p text:style-name="P63"/>
      <text:p text:style-name="P63"><text:a xlink:type="simple" xlink:href="https://github.com/roloje777/spring5-recipe-app/tree/jpa-enumerations" text:style-name="Internet_20_link" text:visited-style-name="Visited_20_Internet_20_Link"><text:span text:style-name="T26">branch jpa-enumerations</text:span></text:a></text:p>
      <text:p text:style-name="P52"/>
      <text:p text:style-name="P52"><draw:frame draw:style-name="fr5" draw:name="Image7" text:anchor-type="char" svg:x="-0.192cm" svg:y="0.256cm" svg:width="11.628cm" svg:height="6.541cm" draw:z-index="28"><draw:image xlink:href="Pictures/1000000100000780000004384DA3216863F69DFB.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9" text:anchor-type="paragraph" svg:x="0.339cm" svg:y="0.697cm" svg:width="10.433cm" draw:z-index="29"><draw:text-box fo:min-height="4.046cm"><text:p text:style-name="Drawing"><draw:frame text:anchor-type="paragraph" draw:z-index="30" draw:name="Text Frame 7" draw:style-name="gr22" draw:text-style-name="P139"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draw:frame draw:style-name="fr1" draw:name="Frame10" text:anchor-type="paragraph" svg:x="0.284cm" svg:y="0.146cm" svg:width="10.31cm" draw:z-index="31"><draw:text-box fo:min-height="7.793cm"><text:p text:style-name="Drawing"><draw:frame text:anchor-type="paragraph" draw:z-index="32" draw:name="Text Frame 8" draw:style-name="gr21" draw:text-style-name="P139"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5"/>
      <text:p text:style-name="P14"><text:s/><text:span text:style-name="T22"><text:s text:c="3"/></text:span><text:span text:style-name="T16">@Enumerated(value=EnumType.ORDINAL)</text:span></text:p>
      <text:p text:style-name="Standard"><text:s/><text:span text:style-name="T20"><text:s text:c="4"/>private Difficulty difficulty;</text:span></text:p>
      <text:p text:style-name="P14"/>
      <text:p text:style-name="P13">… is important about how it gets persisted in the database.</text:p>
      <text:p text:style-name="P13">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54"><text:span text:style-name="T27">String. </text:span><text:span text:style-name="T28">(</text:span> <text:span text:style-name="T23">EASY, MODERATE,HARD</text:span><text:span text:style-name="T24">)</text:span></text:p>
      <text:p text:style-name="P55"><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67"/>
      <text:p text:style-name="P64"><text:a xlink:type="simple" xlink:href="https://github.com/roloje777/spring5-recipe-app/commit/d26c6b1bd687f6bc9b45d9da0d1d4bc5f5a4401d" text:style-name="Internet_20_link" text:visited-style-name="Visited_20_Internet_20_Link"><text:span text:style-name="T21">see changes here</text:span></text:a></text:p>
      <text:p text:style-name="P66"/>
      <text:p text:style-name="P9"/>
      <text:p text:style-name="P52"/>
      <text:h text:style-name="P107" text:outline-level="1">Lesson 137 Many To Many RelationShip</text:h>
      <text:p text:style-name="P68"/>
      <text:p text:style-name="P68"><text:a xlink:type="simple" xlink:href="https://github.com/roloje777/spring5-recipe-app/tree/many-to-many-jpa-example" text:style-name="Internet_20_link" text:visited-style-name="Visited_20_Internet_20_Link"><text:span text:style-name="T39">many-to-many-jpa-example</text:span></text:a></text:p>
      <text:p text:style-name="P68"/>
      <text:p text:style-name="P68"><draw:frame draw:style-name="fr5"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68"/>
      <text:p text:style-name="P68"/>
      <text:p text:style-name="P68"/>
      <text:p text:style-name="P68"/>
      <text:p text:style-name="P68"/>
      <text:p text:style-name="P68"/>
      <text:p text:style-name="P68"/>
      <text:p text:style-name="P68"/>
      <text:p text:style-name="P68"/>
      <text:p text:style-name="P18">how to set up a bi-directional many to many.<text:span text:style-name="T37">(Recipe – Ingredient)</text:span></text:p>
      <text:p text:style-name="P16">specify a join table. <text:span text:style-name="T37">This will create only one table in the databse for the relationship instead of two tables.</text:span></text:p>
      <text:p text:style-name="P21">we need to do the opposite way and use the inverseJoinColumns.</text:p>
      <text:p text:style-name="P16"><draw:frame draw:style-name="fr1" draw:name="Frame11" text:anchor-type="paragraph" svg:x="0.069cm" svg:y="0.639cm" svg:width="15.699cm" draw:z-index="34"><draw:text-box fo:min-height="5.525cm"><text:p text:style-name="Drawing"><draw:frame text:anchor-type="paragraph" draw:z-index="35" draw:name="Text Frame 9" draw:style-name="gr20" draw:text-style-name="P139"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6"/>
      <text:p text:style-name="P18"/>
      <text:p text:style-name="P18"/>
      <text:p text:style-name="P18"/>
      <text:p text:style-name="P18"/>
      <text:p text:style-name="P18"/>
      <text:p text:style-name="P18"/>
      <text:p text:style-name="P18"/>
      <text:p text:style-name="P19"/>
      <text:p text:style-name="P16">So over here I need to tell it mappedBy</text:p>
      <text:p text:style-name="P23"><draw:frame draw:style-name="fr1" draw:name="Frame12" text:anchor-type="paragraph" svg:x="0.083cm" svg:y="0.22cm" svg:width="16cm" draw:z-index="36"><draw:text-box fo:min-height="3.538cm"><text:p text:style-name="Drawing"><draw:frame text:anchor-type="paragraph" draw:z-index="37" draw:name="Text Frame 10" draw:style-name="gr19" draw:text-style-name="P139"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3"/>
      <text:p text:style-name="P23"/>
      <text:p text:style-name="P23"/>
      <text:p text:style-name="P23"/>
      <text:p text:style-name="P23"/>
      <text:p text:style-name="P23">So now I have one table RECIPE_CATEGORY, so rather than</text:p>
      <text:p text:style-name="P22">having two tables</text:p>
      <text:p text:style-name="P10"/>
      <text:p text:style-name="P10"/>
      <text:p text:style-name="P23"><draw:frame draw:style-name="fr4" draw:name="Image9" text:anchor-type="char" svg:width="17cm" svg:height="2.958cm" draw:z-index="38"><draw:image xlink:href="Pictures/100000010000038C0000009E1DF5061F393B607F.png" xlink:type="simple" xlink:show="embed" xlink:actuate="onLoad" draw:mime-type="image/png"/></draw:frame></text:p>
      <text:p text:style-name="P18"><text:s text:c="2"/></text:p>
      <text:p text:style-name="P18"><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draw:frame draw:style-name="fr4" draw:name="Image11" text:anchor-type="char" svg:width="17cm" svg:height="6.957cm" draw:z-index="40"><draw:image xlink:href="Pictures/10000001000003B900000186567B500FB05A4FB1.png" xlink:type="simple" xlink:show="embed" xlink:actuate="onLoad" draw:mime-type="image/png"/></draw:frame></text:p>
      <text:p text:style-name="P18"/>
      <text:p text:style-name="P26">So what I did is I created a many-to-many relationship and I'm saying</text:p>
      <text:p text:style-name="P26">this is mappedBy categories and this is going to be on the join table from that</text:p>
      <text:p text:style-name="P25">set. So from the other side of the relationship and that categories is</text:p>
      <text:p text:style-name="P25">going to be this property name. Now on this side, I told a join able to name</text:p>
      <text:p text:style-name="P25">the table as recipe category which gives us this value here. That's why it's named</text:p>
      <text:p text:style-name="P25">recipe category, and now I set up to join columns so from this side of the</text:p>
      <text:p text:style-name="P25">relationship, we are going to have a join column called recipe id and on the other</text:p>
      <text:p text:style-name="P24"><text:span text:style-name="T38">side for the categories, we're going to have category i</text:span>d.</text:p>
      <text:p text:style-name="P24"/>
      <text:p text:style-name="P24"/>
      <text:p text:style-name="P65"><text:a xlink:type="simple" xlink:href="https://github.com/roloje777/spring5-recipe-app/commit/7344e3b1a7a85e93c6ccbd84631429461e50e4e9" text:style-name="Internet_20_link" text:visited-style-name="Visited_20_Internet_20_Link"><text:span text:style-name="T29">see changes here</text:span></text:a></text:p>
      <text:p text:style-name="P18"/>
      <text:p text:style-name="P29">Lesson 138 Creating Spring Data Repositories</text:p>
      <text:p text:style-name="P69"><text:a xlink:type="simple" xlink:href="https://github.com/roloje777/spring5-recipe-app/tree/create-spring-data-repositories" text:style-name="Internet_20_link" text:visited-style-name="Visited_20_Internet_20_Link"><text:span text:style-name="T30">create-spring-data-repositories</text:span></text:a></text:p>
      <text:p text:style-name="P20"><draw:frame draw:style-name="fr5" draw:name="Image12" text:anchor-type="char" svg:x="-0.192cm" svg:y="0.256cm" svg:width="11.628cm" svg:height="6.541cm" draw:z-index="41"><draw:image xlink:href="Pictures/1000000100000780000004384DA3216863F69DFB.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7">Now we set up Recipe to cascade down to Notes and Ingredient.</text:p>
      <text:p text:style-name="P28">So all operations between Recipe, so if we do any updates on Recipe and anything</text:p>
      <text:p text:style-name="P28">on the child objects of notes and ingredients of Recipe, those</text:p>
      <text:p text:style-name="P28">will get persisted down through the JPA mapping.</text:p>
      <text:p text:style-name="P28">..</text:p>
      <text:p text:style-name="P28"> We went in and put this cascade all on those relationships.</text:p>
      <text:p text:style-name="P28">So for ingredients and notes, we are using a CascadeType of ALL. So for that,</text:p>
      <text:p text:style-name="P28">we set that up because that Recipe is going to be our primary object and we'd</text:p>
      <text:p text:style-name="P28">probably won't be working with ingredients independently or notes</text:p>
      <text:p text:style-name="P28">independently. </text:p>
      <text:p text:style-name="P28"/>
      <text:p text:style-name="P28"><draw:frame draw:style-name="fr1" draw:name="Frame13" text:anchor-type="paragraph" svg:x="0.055cm" svg:y="0.275cm" svg:width="12.587cm" draw:z-index="42"><draw:text-box fo:min-height="4.115cm"><text:p text:style-name="Drawing"><draw:frame text:anchor-type="paragraph" draw:z-index="43" draw:name="Text Frame 11" draw:style-name="gr18" draw:text-style-name="P148" svg:width="12.299cm" svg:height="2.879cm" svg:x="0.145cm" svg:y="0cm"><draw:text-box><text:p text:style-name="P137"><text:span text:style-name="T70">..</text:span></text:p><text:p text:style-name="P137"><text:span text:style-name="T70">@OneToMany</text:span><text:span text:style-name="T67">(cascade = CascadeType.</text:span><text:span text:style-name="T71">ALL</text:span><text:span text:style-name="T66">, </text:span><text:span text:style-name="T67">mappedBy = </text:span><text:span text:style-name="T68">"recipe"</text:span><text:span text:style-name="T67">)</text:span><text:span text:style-name="T67"><text:line-break/></text:span><text:span text:style-name="T66">private </text:span><text:span text:style-name="T67">Set&lt;Ingredient&gt; </text:span><text:span text:style-name="T72">ingredients</text:span><text:span text:style-name="T66">;</text:span></text:p><text:p text:style-name="P137"><text:span text:style-name="T66"/></text:p><text:p text:style-name="P137"><text:span text:style-name="T66">..</text:span></text:p><text:p text:style-name="P137"><text:span text:style-name="T70">@OneToOne</text:span><text:span text:style-name="T67">(cascade = CascadeType.</text:span><text:span text:style-name="T71">ALL</text:span><text:span text:style-name="T67">)</text:span><text:span text:style-name="T67"><text:line-break/></text:span><text:span text:style-name="T66">private </text:span><text:span text:style-name="T67">Notes </text:span><text:span text:style-name="T72">notes</text:span><text:span text:style-name="T66">;</text:span></text:p></draw:text-box></draw:frame>Drawing <text:sequence text:ref-name="refDrawing9" text:name="Drawing" text:formula="ooow:Drawing+1" style:num-format="1">10</text:sequence>: Recipe.java</text:p></draw:text-box></draw:frame></text:p>
      <text:p text:style-name="P2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7"><text:soft-page-break/>Now Category, that is</text:p>
      <text:p text:style-name="P28">something is going to be maintained independent of Recipe as well as UnitOf</text:p>
      <text:p text:style-name="P28">Measure. We're using that as a reference table. So I don't see a need to set up</text:p>
      <text:p text:style-name="P28">you know to measure either. So what we can do is just set up Spring Data</text:p>
      <text:p text:style-name="P28">repositories for Recipe, Category and UnitOfMeasure.</text:p>
      <text:p text:style-name="P28"/>
      <text:p text:style-name="P28"/>
      <text:p text:style-name="P27"><text:span text:style-name="T40">S</text:span>etting up a Java class called Recipe</text:p>
      <text:p text:style-name="P28">Repository. And this is going to be an interface. I'll say okay there. I'm going to</text:p>
      <text:p text:style-name="P28">add that to Git for you guys and now we're going to use the Spring Data CRUD</text:p>
      <text:p text:style-name="P28">Repository and you can see it takes in two generics there - the T and the ID. So</text:p>
      <text:p text:style-name="P28">the T is going to be the entity type and the ID is going to be the ID type of the</text:p>
      <text:p text:style-name="P28">entity and this way, Spring Data will know how to construct this by using</text:p>
      <text:p text:style-name="P28">reflection and Java generics. So I'm going to go ahead and hit enter there</text:p>
      <text:p text:style-name="P28">and we want to add in the Recipe and everything that we did we used a Long for</text:p>
      <text:p text:style-name="P28">the ID property. So that gives us the crud repository for recipes. Now we need</text:p>
      <text:p text:style-name="P28">to repeat that for UnitOfMeasure and Category.</text:p>
      <text:p text:style-name="P28"/>
      <text:p text:style-name="P28"><draw:frame draw:style-name="fr1" draw:name="Frame14" text:anchor-type="paragraph" svg:x="0.083cm" svg:y="-0.012cm" svg:width="13.395cm" draw:z-index="44"><draw:text-box fo:min-height="5.482cm"><text:p text:style-name="Drawing"><draw:frame text:anchor-type="paragraph" draw:z-index="45" draw:name="Text Frame 12" draw:style-name="gr17" draw:text-style-name="P148" svg:width="13.394cm" svg:height="5.481cm" svg:x="0cm" svg:y="0cm"><draw:text-box><text:p text:style-name="P137"><text:span text:style-name="T66">public interface </text:span><text:span text:style-name="T67">UnitOfMeasureRepository </text:span><text:span text:style-name="T66">extends </text:span><text:span text:style-name="T67">CrudRepository&lt;UnitOfMeasure</text:span><text:span text:style-name="T66">, </text:span><text:span text:style-name="T67">Long&gt; {</text:span><text:span text:style-name="T67"><text:line-break/></text:span><text:span text:style-name="T67">}</text:span></text:p><text:p text:style-name="P137"><text:span text:style-name="T67"/></text:p><text:p text:style-name="P137"><text:span text:style-name="T66">public interface </text:span><text:span text:style-name="T67">RecipeRepository </text:span><text:span text:style-name="T66">extends </text:span><text:span text:style-name="T67">CrudRepository&lt;Recipe</text:span><text:span text:style-name="T66">, </text:span><text:span text:style-name="T67">Long&gt; {</text:span><text:span text:style-name="T67"><text:line-break/></text:span><text:span text:style-name="T67">}</text:span></text:p><text:p text:style-name="P137"><text:span text:style-name="T67"/></text:p><text:p text:style-name="P137"><text:span text:style-name="T66">public interface </text:span><text:span text:style-name="T67">CategoryRepository </text:span><text:span text:style-name="T66">extends </text:span><text:span text:style-name="T67">CrudRepository&lt;Category</text:span><text:span text:style-name="T66">, </text:span><text:span text:style-name="T67">Long&gt; {</text:span><text:span text:style-name="T67"><text:line-break/></text:span><text:span text:style-name="T67">}</text:span></text:p></draw:text-box></draw:frame>Drawing <text:sequence text:ref-name="refDrawing10" text:name="Drawing" text:formula="ooow:Drawing+1" style:num-format="1">11</text:sequence>: Thre three Repository Interfaces that extends Springs CrudRepository</text:p></draw:text-box></draw:frame></text:p>
      <text:p text:style-name="P20"/>
      <text:p text:style-name="P20"/>
      <text:p text:style-name="P20"/>
      <text:p text:style-name="P20"/>
      <text:p text:style-name="P20"/>
      <text:p text:style-name="P20"/>
      <text:p text:style-name="P20"/>
      <text:p text:style-name="P20"/>
      <text:p text:style-name="P20"/>
      <text:p text:style-name="P69"><text:a xlink:type="simple" xlink:href="https://github.com/roloje777/spring5-recipe-app/commit/37be3670000e376d745205fde7a82e4ac1be1fe8" text:style-name="Internet_20_link" text:visited-style-name="Visited_20_Internet_20_Link"><text:span text:style-name="T30">see changes here</text:span></text:a></text:p>
      <text:p text:style-name="P69"/>
      <text:p text:style-name="P69"/>
      <text:h text:style-name="P108" text:outline-level="1">Lesson 139 Database initialization with Spring</text:h>
      <text:p text:style-name="P72"/>
      <text:p text:style-name="P74"><text:a xlink:type="simple" xlink:href="https://github.com/roloje777/spring5-recipe-app/tree/database-initialization" text:style-name="Internet_20_link" text:visited-style-name="Visited_20_Internet_20_Link">Database-initialization</text:a></text:p>
      <text:p text:style-name="P72"><text:span text:style-name="T43">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72"><draw:frame draw:style-name="fr1" draw:name="Frame15" text:anchor-type="paragraph" svg:x="-0.15cm" svg:y="0.513cm" svg:width="11.599cm" draw:z-index="46"><draw:text-box fo:min-height="4.979cm"><text:p text:style-name="Drawing"><draw:frame text:anchor-type="paragraph" draw:z-index="47" draw:name="Text Frame 13" draw:style-name="gr16" draw:text-style-name="P147" svg:width="11.598cm" svg:height="4.978cm" svg:x="0cm" svg:y="0cm"><draw:text-box><text:p text:style-name="P137"><text:span text:style-name="T66">INSERT INTO </text:span><text:span text:style-name="T67">category (description) </text:span><text:span text:style-name="T66">VALUES </text:span><text:span text:style-name="T67">(</text:span><text:span text:style-name="T68">'Amer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Itali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Mexican'</text:span><text:span text:style-name="T67">);</text:span><text:span text:style-name="T67"><text:line-break/></text:span><text:span text:style-name="T66">INSERT INTO </text:span><text:span text:style-name="T67">category (description) </text:span><text:span text:style-name="T66">VALUES </text:span><text:span text:style-name="T67">(</text:span><text:span text:style-name="T68">'Fast Food'</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ea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Tablespoon'</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up'</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Pin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Ounce'</text:span><text:span text:style-name="T67">);</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2"><text:span text:style-name="Strong_20_Emphasis"><text:span text:style-name="T33">Note, I also had to add the following to the application.properties file, as it through errors if not added.</text:span></text:span></text:p>
      <text:p text:style-name="P72"><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71"><text:span text:style-name="Strong_20_Emphasis"><text:span text:style-name="T35">spring.jpa.defer-datasource-initialization</text:span></text:span><text:span text:style-name="T42">=</text:span><text:span text:style-name="T41">true</text:span></text:p>
      <text:p text:style-name="P70"><text:span text:style-name="Strong_20_Emphasis"><text:span text:style-name="T33"/></text:span></text:p>
      <text:p text:style-name="P72"><text:span text:style-name="Strong_20_Emphasis"><text:span text:style-name="T33"/></text:span></text:p>
      <text:p text:style-name="P72"><text:span text:style-name="Strong_20_Emphasis"><text:span text:style-name="T33">Now when I run the application it populates the two tables with that data</text:span></text:span></text:p>
      <text:p text:style-name="P72"><draw:frame draw:style-name="fr5" draw:name="Image13" text:anchor-type="char" svg:x="-0.048cm" svg:y="0.362cm" svg:width="6.869cm" svg:height="6.348cm" draw:z-index="48"><draw:image xlink:href="Pictures/10000001000001E8000001C304D1B93AF50F4B84.png" xlink:type="simple" xlink:show="embed" xlink:actuate="onLoad" draw:mime-type="image/png"/></draw:frame><draw:frame draw:style-name="fr5"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72"><text:span text:style-name="Strong_20_Emphasis"><text:span text:style-name="T33"/></text:span></text:p>
      <text:p text:style-name="P72"><text:span text:style-name="Strong_20_Emphasis"><text:span text:style-name="T33"/></text:span></text:p>
      <text:p text:style-name="P73"><text:s text:c="8"/></text:p>
      <text:p text:style-name="P73"/>
      <text:p text:style-name="P73"/>
      <text:p text:style-name="P73"/>
      <text:p text:style-name="P73"/>
      <text:p text:style-name="P73"/>
      <text:p text:style-name="P73"/>
      <text:p text:style-name="P72"><text:a xlink:type="simple" xlink:href="https://github.com/roloje777/spring5-recipe-app/commit/8cf3c81a61a5d97bd7d0f4970e6b52540908627e" text:style-name="Internet_20_link" text:visited-style-name="Visited_20_Internet_20_Link"><text:span text:style-name="T44">see changes here</text:span></text:a></text:p>
      <text:p text:style-name="P72"/>
      <text:h text:style-name="P109" text:outline-level="1"><text:soft-page-break/>Lesson 140 Spring Data JPA Aquery Methods</text:h>
      <text:p text:style-name="P76"><text:a xlink:type="simple" xlink:href="https://github.com/roloje777/spring5-recipe-app/tree/jpa-query-methods" text:style-name="Internet_20_link" text:visited-style-name="Visited_20_Internet_20_Link"><text:span text:style-name="T45">jpa-query-methods</text:span></text:a></text:p>
      <text:p text:style-name="P75">Here we the <text:a xlink:type="simple" xlink:href="https://www.codecademy.com/learn/learn-spring/modules/spring-data-and-jpa/cheatsheet" text:style-name="Internet_20_link" text:visited-style-name="Visited_20_Internet_20_Link">String JPA interface</text:a> to use autogenerated methods to query out database.</text:p>
      <text:p text:style-name="P75"><draw:frame text:anchor-type="paragraph" draw:z-index="50" draw:name="Text Frame 14" draw:style-name="gr15" draw:text-style-name="P139" svg:width="13.89cm" svg:height="3.77cm" svg:x="0.363cm" svg:y="0.415cm"><draw:text-box><text:p>Spring JPA Repository Injection</text:p><text:p>With Spring Data JPA, listing repositories as properties allows them to be made available to other classes. This functionality is facilitated by the repository instance being injected into the class at runtime.</text:p></draw:text-box></draw:frame></text:p>
      <text:p text:style-name="P75"><text:s/></text:p>
      <text:p text:style-name="P75"/>
      <text:p text:style-name="P75"/>
      <text:p text:style-name="P75"/>
      <text:p text:style-name="P75"/>
      <text:p text:style-name="P75">Se set up the repositories and inject them on out conroller, then use its methods to retirev the information from the database.</text:p>
      <text:p text:style-name="P75"><draw:frame draw:style-name="fr1" draw:name="Frame16" text:anchor-type="paragraph" svg:x="0.529cm" svg:y="0.64cm" svg:width="16.369cm" draw:z-index="51"><draw:text-box fo:min-height="14.517cm"><text:p text:style-name="Drawing"><draw:frame text:anchor-type="paragraph" draw:z-index="52" draw:name="Text Frame 15" draw:style-name="gr14" draw:text-style-name="P146" svg:width="16.368cm" svg:height="14.516cm" svg:x="0cm" svg:y="0cm"><draw:text-box><text:p><text:span text:style-name="T69">public interface CategoryRepository extends CrudRepository&lt;Category, Long&gt; {</text:span></text:p><text:p><text:span text:style-name="T69"/></text:p><text:p><text:span text:style-name="T69"><text:s text:c="4"/></text:span><text:span text:style-name="T69">Optional&lt;Category&gt; findByDescription(String description);</text:span></text:p><text:p><text:span text:style-name="T69">}</text:span></text:p><text:p><text:span text:style-name="T69">--------------------------</text:span></text:p><text:p><text:span text:style-name="T69">public interface UnitOfMeasureRepository extends CrudRepository&lt;UnitOfMeasure, Long&gt; {</text:span></text:p><text:p><text:span text:style-name="T69"/></text:p><text:p><text:span text:style-name="T69"><text:s text:c="4"/></text:span><text:span text:style-name="T69">Optional&lt;UnitOfMeasure&gt; findByDescription(String description);</text:span></text:p><text:p><text:span text:style-name="T69">}</text:span></text:p><text:p><text:span text:style-name="T69">-----------------------------</text:span></text:p><text:p><text:span text:style-name="T69">@Controller</text:span></text:p><text:p><text:span text:style-name="T69">public class IndexController {</text:span></text:p><text:p><text:span text:style-name="T69"/></text:p><text:p><text:span text:style-name="T69"><text:s text:c="4"/></text:span><text:span text:style-name="T69">private CategoryRepository categoryRepository;</text:span></text:p><text:p><text:span text:style-name="T69"><text:s text:c="4"/></text:span><text:span text:style-name="T69">private UnitOfMeasureRepository unitOfMeasureRepository;</text:span></text:p><text:p><text:span text:style-name="T69"/></text:p><text:p><text:span text:style-name="T69"><text:s text:c="4"/></text:span><text:span text:style-name="T69">public IndexController(CategoryRepository categoryRepository, UnitOfMeasureRepository </text:span><text:span text:style-name="T69">unitOfMeasureRepository) {</text:span></text:p><text:p><text:span text:style-name="T69"><text:s text:c="8"/></text:span><text:span text:style-name="T69">this.categoryRepository = categoryRepository;</text:span></text:p><text:p><text:span text:style-name="T69"><text:s text:c="8"/></text:span><text:span text:style-name="T69">this.unitOfMeasureRepository = unitOfMeasureRepository;</text:span></text:p><text:p><text:span text:style-name="T69"><text:s text:c="4"/></text:span><text:span text:style-name="T69">}</text:span></text:p><text:p><text:span text:style-name="T69"/></text:p><text:p><text:span text:style-name="T69"><text:s text:c="4"/></text:span><text:span text:style-name="T69">@RequestMapping({"", "/", "/index"})</text:span></text:p><text:p><text:span text:style-name="T69"><text:s text:c="4"/></text:span><text:span text:style-name="T69">public String getIndexPage(){</text:span></text:p><text:p><text:span text:style-name="T69"/></text:p><text:p><text:span text:style-name="T69"><text:s text:c="8"/></text:span><text:span text:style-name="T69">Optional&lt;Category&gt; categoryOptional = categoryRepository.findByDescription("American");</text:span></text:p><text:p><text:span text:style-name="T69"><text:s text:c="8"/></text:span><text:span text:style-name="T69">Optional&lt;UnitOfMeasure&gt; unitOfMeasureOptional = </text:span><text:span text:style-name="T69">unitOfMeasureRepository.findByDescription("Teaspoon");</text:span></text:p><text:p><text:span text:style-name="T69"/></text:p><text:p><text:span text:style-name="T69"><text:s text:c="8"/></text:span><text:span text:style-name="T69">System.out.println("Cat Id is: " + categoryOptional.get().getId());</text:span></text:p><text:p><text:span text:style-name="T69"><text:s text:c="8"/></text:span><text:span text:style-name="T69">System.out.println("UOM ID is: " + unitOfMeasureOptional.get().getId());</text:span></text:p><text:p><text:span text:style-name="T69"/></text:p><text:p><text:span text:style-name="T69"><text:s text:c="8"/></text:span><text:span text:style-name="T69">return "index";</text:span></text:p><text:p><text:span text:style-name="T69"><text:s text:c="4"/></text:span><text:span text:style-name="T69">}</text:span></text:p></draw:text-box></draw:frame>Drawing <text:sequence text:ref-name="refDrawing12" text:name="Drawing" text:formula="ooow:Drawing+1" style:num-format="1">13</text:sequence>: Implementation</text:p></draw:text-box></draw:frame></text:p>
      <text:p text:style-name="P75"><text:s text:c="2"/></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draw:frame draw:style-name="fr2" draw:name="Frame17" text:anchor-type="char" svg:width="13.203cm" draw:z-index="53"><draw:text-box fo:min-height="4.101cm"><text:p text:style-name="Figure"><draw:frame draw:style-name="fr7" draw:name="Image15" text:anchor-type="paragraph" svg:width="13.203cm" style:rel-width="100%" svg:height="4.101cm" style:rel-height="scale" draw:z-index="54"><draw:image xlink:href="Pictures/10000001000001F30000009B1A595940B7345048.png" xlink:type="simple" xlink:show="embed" xlink:actuate="onLoad" draw:mime-type="image/png"/></draw:frame>Figure <text:sequence text:ref-name="refFigure3" text:name="Figure" text:formula="ooow:Figure+1" style:num-format="1">4</text:sequence>: Outputs on console</text:p></draw:text-box></draw:frame><text:s text:c="3"/></text:p>
      <text:p text:style-name="P75"/>
      <text:p text:style-name="P75"/>
      <text:p text:style-name="P75"/>
      <text:p text:style-name="P75"/>
      <text:p text:style-name="P75"/>
      <text:p text:style-name="P75"/>
      <text:p text:style-name="P77"><text:a xlink:type="simple" xlink:href="https://github.com/roloje777/spring5-recipe-app/commit/3d2225f40700beb13eecc362d0dd92e779357688" text:style-name="Internet_20_link" text:visited-style-name="Visited_20_Internet_20_Link"><text:span text:style-name="T45">see changes here</text:span></text:a></text:p>
      <text:p text:style-name="P75"/>
      <text:h text:style-name="P110" text:outline-level="1">Lesson 141 + 142 Assignment Display list of Recipes on Index Page</text:h>
      <text:p text:style-name="P78"/>
      <text:p text:style-name="P78"><text:a xlink:type="simple" xlink:href="https://github.com/roloje777/spring5-recipe-app/tree/my-lesson-141-assignment" text:style-name="Internet_20_link" text:visited-style-name="Visited_20_Internet_20_Link"><text:span text:style-name="T46">branch my-lesson-141-assignment</text:span></text:a></text:p>
      <text:p text:style-name="P78"/>
      <text:p text:style-name="P78">Display List of Recipes</text:p>
      <text:p text:style-name="P78">• Use <text:a xlink:type="simple" xlink:href="https://www.simplyrecipes.com/recipes/perfect_guacamole/" text:style-name="Internet_20_link" text:visited-style-name="Visited_20_Internet_20_Link">‘Perfect Guacamole’</text:a> and ‘<text:a xlink:type="simple" xlink:href="https://www.simplyrecipes.com/recipes/spicy_grilled_chicken_tacos/" text:style-name="Internet_20_link" text:visited-style-name="Visited_20_Internet_20_Link">Spicy Grilled Chicken</text:a></text:p>
      <text:p text:style-name="P78">Tacos’ from www.simplyrecipes.com for source data</text:p>
      <text:p text:style-name="P78">• Add any needed Unit of Measures to data.sql</text:p>
      <text:p text:style-name="P78"><draw:frame draw:style-name="fr1" draw:name="Frame18" text:anchor-type="paragraph" svg:x="0.025cm" svg:y="0.4cm" svg:width="9.887cm" draw:z-index="55"><draw:text-box fo:min-height="3.757cm"><text:p text:style-name="Drawing"><draw:frame text:anchor-type="paragraph" draw:z-index="56" draw:name="Text Frame 16" draw:style-name="gr13" draw:text-style-name="P145" svg:width="9.886cm" svg:height="3.756cm" svg:x="0cm" svg:y="0cm"><draw:text-box><text:p text:style-name="P137"><text:span text:style-name="T66">INSERT INTO </text:span><text:span text:style-name="T67">unit_of_measure (description) </text:span><text:span text:style-name="T66">VALUES </text:span><text:span text:style-name="T67">(</text:span><text:span text:style-name="T68">'Each'</text:span><text:span text:style-name="T67">);</text:span><text:span text:style-name="T67"><text:line-break/></text:span><text:span text:style-name="T66">INSERT INTO </text:span><text:span text:style-name="T67">unit_of_measure (description) </text:span><text:span text:style-name="T66">VALUES </text:span><text:span text:style-name="T67">(</text:span><text:span text:style-name="T68">'Clove'</text:span><text:span text:style-name="T67">);</text:span></text:p></draw:text-box></draw:frame>Drawing <text:sequence text:ref-name="refDrawing13" text:name="Drawing" text:formula="ooow:Drawing+1" style:num-format="1">14</text:sequence>: data.sql</text:p></draw:text-box></draw:frame></text:p>
      <text:p text:style-name="P78"/>
      <text:p text:style-name="P78"/>
      <text:p text:style-name="P78"/>
      <text:p text:style-name="P78"/>
      <text:p text:style-name="P78"/>
      <text:p text:style-name="P78">• Use Bootstrap class to create recipes on startup</text:p>
      <text:p text:style-name="P78"><draw:frame draw:style-name="fr5" draw:name="Image16" text:anchor-type="char" svg:x="-0.302cm" svg:y="-0.152cm" svg:width="11.628cm" svg:height="6.541cm" draw:z-index="57"><draw:image xlink:href="Pictures/1000000100000780000004384DA3216863F69DFB.png" xlink:type="simple" xlink:show="embed" xlink:actuate="onLoad" draw:mime-type="image/png"/></draw:frame></text:p>
      <text:p text:style-name="P78"/>
      <text:p text:style-name="P78"/>
      <text:p text:style-name="P78"/>
      <text:p text:style-name="P78"/>
      <text:p text:style-name="P78"/>
      <text:p text:style-name="P78"/>
      <text:p text:style-name="P78"/>
      <text:p text:style-name="P78"><draw:frame draw:style-name="fr1" draw:name="Frame21" text:anchor-type="paragraph" svg:x="-0.192cm" svg:y="0.392cm" svg:width="13.067cm" draw:z-index="63"><draw:text-box fo:min-height="3.127cm"><text:p text:style-name="Drawing"><draw:frame text:anchor-type="paragraph" draw:z-index="64" draw:name="Text Frame 20" draw:style-name="gr9" draw:text-style-name="P138" svg:width="13.066cm" svg:height="3.126cm" svg:x="0cm" svg:y="0cm"><draw:text-box><text:p text:style-name="P137"><text:span text:style-name="T58">// so it allows large strings</text:span><text:span text:style-name="T58"><text:line-break/></text:span><text:span text:style-name="T58">@Lob</text:span><text:span text:style-name="T58"><text:line-break/></text:span><text:span text:style-name="T58">private String directions;</text:span></text:p></draw:text-box></draw:frame>Drawing <text:sequence text:ref-name="refDrawing14" text:name="Drawing" text:formula="ooow:Drawing+1" style:num-format="1">15</text:sequence>: Recipe.java</text:p></draw:text-box></draw:frame><text:s text:c="2"/></text:p>
      <text:p text:style-name="P78"/>
      <text:p text:style-name="P78"/>
      <text:p text:style-name="P78"/>
      <text:p text:style-name="P78"/>
      <text:p text:style-name="P78"/>
      <text:p text:style-name="P80">Note – added @Lob to allow for very large String valeus in Database, as per Johns example</text:p>
      <text:p text:style-name="P78"><text:soft-page-break/></text:p>
      <text:p text:style-name="P78"/>
      <text:p text:style-name="P78"/>
      <text:p text:style-name="P78"/>
      <text:p text:style-name="P78"/>
      <text:p text:style-name="P78"/>
      <text:p text:style-name="P78"/>
      <text:p text:style-name="P78"/>
      <text:p text:style-name="P78"><draw:frame draw:style-name="fr1" draw:name="Frame19" text:anchor-type="paragraph" svg:x="0.439cm" svg:y="0.263cm" svg:width="16.383cm" draw:z-index="59"><draw:text-box fo:min-height="10.957cm"><text:p text:style-name="Drawing"><draw:frame text:anchor-type="paragraph" draw:z-index="60" draw:name="Text Frame 18" draw:style-name="gr11" draw:text-style-name="P143" svg:width="16.382cm" svg:height="10.956cm" svg:x="0cm" svg:y="0cm"><draw:text-box><text:p><text:span text:style-name="T65">@Component</text:span></text:p><text:p><text:span text:style-name="T65">public class DataLoader implements CommandLineRunner {</text:span></text:p><text:p><text:span text:style-name="T65"/></text:p><text:p><text:span text:style-name="T65">// add repository</text:span></text:p><text:p><text:span text:style-name="T65"/></text:p><text:p><text:span text:style-name="T65">...</text:span></text:p><text:p><text:span text:style-name="T65"><text:s/></text:span><text:span text:style-name="T65">private final RecipeRepository recipeRepository;</text:span></text:p><text:p><text:span text:style-name="T65"><text:s/></text:span><text:span text:style-name="T65">...</text:span></text:p><text:p><text:span text:style-name="T65"><text:s/></text:span></text:p><text:p><text:span text:style-name="T65"><text:s text:c="5"/></text:span><text:span text:style-name="T65">public DataLoader(CategoryRepository categoryRepository, UnitOfMeasureRepository unitOfMeasureRepository, </text:span><text:span text:style-name="T65">RecipeRepository recipeRepository) {</text:span></text:p><text:p><text:span text:style-name="T65"><text:s text:c="8"/></text:span><text:span text:style-name="T65">this.categoryRepository = categoryRepository;</text:span></text:p><text:p><text:span text:style-name="T65"><text:s text:c="8"/></text:span><text:span text:style-name="T65">this.unitOfMeasureRepository = unitOfMeasureRepository;</text:span></text:p><text:p><text:span text:style-name="T65"><text:s text:c="8"/></text:span><text:span text:style-name="T65">this.recipeRepository = recipeRepository;</text:span></text:p><text:p><text:span text:style-name="T65"><text:s text:c="4"/></text:span><text:span text:style-name="T65">}</text:span></text:p><text:p><text:span text:style-name="T65"><text:s text:c="4"/></text:span><text:span text:style-name="T65">...</text:span></text:p><text:p><text:span text:style-name="T65"><text:s text:c="4"/></text:span><text:span text:style-name="T65">// load the data and save to repository</text:span></text:p><text:p><text:span text:style-name="T65"><text:s text:c="5"/></text:span><text:span text:style-name="T65">@Override</text:span></text:p><text:p><text:span text:style-name="T65"><text:s text:c="4"/></text:span><text:span text:style-name="T65">public void run(String... args) throws Exception {</text:span></text:p><text:p><text:span text:style-name="T65"><text:s text:c="8"/></text:span><text:span text:style-name="T65">// Perfect Guacamole</text:span></text:p><text:p><text:span text:style-name="T65"><text:s text:c="6"/></text:span><text:span text:style-name="T65">// <text:s/>Recipe perfectGuacamole = recipeRepository.save(new Recipe());</text:span></text:p><text:p><text:span text:style-name="T65"><text:s text:c="7"/></text:span><text:span text:style-name="T65">Recipe perfectGuacamole = new Recipe();</text:span></text:p><text:p><text:span text:style-name="T65"><text:s text:c="7"/></text:span><text:span text:style-name="T65">...</text:span></text:p><text:p><text:span text:style-name="T65"><text:s text:c="8"/></text:span><text:span text:style-name="T65">perfectGuacamole.setPrepTime(10);</text:span></text:p><text:p><text:span text:style-name="T65"><text:s text:c="8"/></text:span><text:span text:style-name="T65">...</text:span></text:p><text:p><text:span text:style-name="T65"><text:s text:c="9"/></text:span><text:span text:style-name="T65">// <text:s/>save to repository</text:span></text:p><text:p><text:span text:style-name="T65"><text:s text:c="8"/></text:span><text:span text:style-name="T65">perfectGuacamole = recipeRepository.save(perfectGuacamole);</text:span></text:p><text:p><text:span text:style-name="T65"><text:s text:c="6"/></text:span><text:span text:style-name="T65">...</text:span></text:p><text:p><text:span text:style-name="T65"><text:s text:c="6"/></text:span><text:span text:style-name="T65">}</text:span></text:p><text:p><text:span text:style-name="T65"><text:s text:c="4"/></text:span><text:span text:style-name="T65">}</text:span></text:p></draw:text-box></draw:frame>Drawing <text:sequence text:ref-name="refDrawing15" text:name="Drawing" text:formula="ooow:Drawing+1" style:num-format="1">16</text:sequence>: guru.springframework.bootstrap.DataLoader.java</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text:anchor-type="paragraph" draw:z-index="58" draw:name="Text Frame 17" draw:style-name="gr12" draw:text-style-name="P144" svg:width="17.192cm" svg:height="4.384cm" svg:x="0.385cm" svg:y="0.083cm"><draw:text-box><text:p><text:span text:style-name="T65">Both can be used for the same thing. ApplicationListener is part of Spring Framework, while CommandLineRunner is part </text:span><text:span text:style-name="T65">of Spring Boot.</text:span></text:p><text:p><text:span text:style-name="T65"/></text:p><text:p><text:span text:style-name="T65">So if you have to work on a Spring Framework application without Spring Boot, you will have to use ApplicationListener.</text:span></text:p><text:p><text:span text:style-name="T65"/></text:p><text:p><text:span text:style-name="T65">When will we use ApplicationReadyEvent and when we use ContextRefreshedEvent?</text:span></text:p><text:p><text:span text:style-name="T65">Again, ContextRefreshedEvent is part of Spring Framework, while ApplicationReadyEvent is Spring Boot specific.</text:span></text:p><text:p><text:span text:style-name="T65"/></text:p><text:p><text:span text:style-name="T65">So if you want to keep your code generic and not tied to Spring Boot, go with ContextRefreshedEvent.</text:span></text:p><text:p><text:span text:style-name="T65"/></text:p><text:p><text:span text:style-name="T65"/></text:p><text:p><text:span text:style-name="T65"/></text:p></draw:text-box></draw:frame><text:s/></text:p>
      <text:p text:style-name="P78"/>
      <text:p text:style-name="P78"/>
      <text:p text:style-name="P78"/>
      <text:p text:style-name="P78"/>
      <text:p text:style-name="P78"/>
      <text:p text:style-name="P59">Note John used the ApplicationListener while I used the CommandLineRunner</text:p>
      <text:p text:style-name="P78"/>
      <text:p text:style-name="P78"><text:soft-page-break/></text:p>
      <text:p text:style-name="P78"/>
      <text:p text:style-name="P78"/>
      <text:p text:style-name="P78">• Create Service to return recipe list to controller</text:p>
      <text:p text:style-name="P78"><draw:frame draw:style-name="fr1" draw:name="Frame20" text:anchor-type="paragraph" svg:x="0.152cm" svg:y="0.446cm" svg:width="15.342cm" draw:z-index="61"><draw:text-box fo:min-height="7.306cm"><text:p text:style-name="Drawing"><draw:frame text:anchor-type="paragraph" draw:z-index="62" draw:name="Text Frame 19" draw:style-name="gr10" draw:text-style-name="P143" svg:width="15.341cm" svg:height="7.305cm" svg:x="0cm" svg:y="0cm"><draw:text-box><text:p><text:span text:style-name="T65">public interface RecipeService {</text:span></text:p><text:p><text:span text:style-name="T65"/></text:p><text:p><text:span text:style-name="T65"><text:s text:c="4"/></text:span><text:span text:style-name="T65">public List&lt;Recipe&gt; getRecipes();</text:span></text:p><text:p><text:span text:style-name="T65">}</text:span></text:p><text:p><text:span text:style-name="T65"/></text:p><text:p><text:span text:style-name="T65">@Service</text:span></text:p><text:p><text:span text:style-name="T65">public class RecipeServiceImpl implements RecipeService {</text:span></text:p><text:p><text:span text:style-name="T65"><text:s text:c="4"/></text:span><text:span text:style-name="T65">private final RecipeRepository recipeRepository;</text:span></text:p><text:p><text:span text:style-name="T65"/></text:p><text:p><text:span text:style-name="T65"><text:s text:c="4"/></text:span><text:span text:style-name="T65">public RecipeServiceImpl(RecipeRepository recipeRepository) {</text:span></text:p><text:p><text:span text:style-name="T65"><text:s text:c="8"/></text:span><text:span text:style-name="T65">this.recipeRepository = recipeRepository;</text:span></text:p><text:p><text:span text:style-name="T65"><text:s text:c="4"/></text:span><text:span text:style-name="T65">}</text:span></text:p><text:p><text:span text:style-name="T65"/></text:p><text:p><text:span text:style-name="T65"><text:s text:c="4"/></text:span><text:span text:style-name="T65">public List&lt;Recipe&gt; getRecipes(){</text:span></text:p><text:p><text:span text:style-name="T65"/></text:p><text:p><text:span text:style-name="T65"><text:s text:c="8"/></text:span><text:span text:style-name="T65">List&lt;Recipe&gt; list = new ArrayList&lt;&gt;();</text:span></text:p><text:p><text:span text:style-name="T65"><text:s text:c="8"/></text:span><text:span text:style-name="T65">recipeRepository.findAll().forEach(list::add);</text:span></text:p><text:p><text:span text:style-name="T65"><text:s text:c="8"/></text:span><text:span text:style-name="T65">return list;</text:span></text:p><text:p><text:span text:style-name="T65"><text:s text:c="4"/></text:span><text:span text:style-name="T65">}</text:span></text:p><text:p><text:span text:style-name="T65">}</text:span></text:p></draw:text-box></draw:frame>Drawing <text:sequence text:ref-name="refDrawing16" text:name="Drawing" text:formula="ooow:Drawing+1" style:num-format="1">17</text:sequence>: Service layer</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draw:frame draw:style-name="fr1" draw:name="Frame22" text:anchor-type="paragraph" svg:x="0.152cm" svg:y="0.706cm" svg:width="15.15cm" draw:z-index="65"><draw:text-box fo:min-height="10.689cm"><text:p text:style-name="Drawing"/><text:p text:style-name="Drawing"><draw:frame text:anchor-type="paragraph" draw:z-index="66" draw:name="Text Frame 21" draw:style-name="gr8" draw:text-style-name="P142" svg:width="15.149cm" svg:height="10.688cm" svg:x="0cm" svg:y="0cm"><draw:text-box><text:p text:style-name="P137"><text:span text:style-name="T58">@Controller</text:span><text:span text:style-name="T58"><text:line-break/></text:span><text:span text:style-name="T58">public class IndexController {</text:span><text:span text:style-name="T58"><text:line-break/></text:span><text:span text:style-name="T58"><text:line-break/></text:span><text:span text:style-name="T58"> <text:s text:c="3"/>private CategoryRepository categoryRepository;</text:span><text:span text:style-name="T58"><text:line-break/></text:span><text:span text:style-name="T58"> <text:s text:c="3"/>private UnitOfMeasureRepository unitOfMeasureRepository;</text:span><text:span text:style-name="T58"><text:line-break/></text:span><text:span text:style-name="T58"><text:line-break/></text:span><text:span text:style-name="T58"> <text:s text:c="2"/></text:span><text:span text:style-name="T63"><text:s/>private RecipeService recipeService;</text:span><text:span text:style-name="T58"><text:line-break/></text:span><text:span text:style-name="T58"><text:line-break/></text:span><text:span text:style-name="T58"> <text:s text:c="3"/>public IndexController(CategoryRepository categoryRepository,</text:span><text:span text:style-name="T58"><text:line-break/></text:span><text:span text:style-name="T58"> <text:s text:c="26"/>UnitOfMeasureRepository unitOfMeasureRepository,</text:span><text:span text:style-name="T58"><text:line-break/></text:span><text:span text:style-name="T58"> <text:s text:c="26"/></text:span><text:span text:style-name="T63">RecipeServiceImpl recipeService</text:span><text:span text:style-name="T58"><text:line-break/></text:span><text:span text:style-name="T58"> <text:s text:c="26"/>) {</text:span><text:span text:style-name="T58"><text:line-break/></text:span><text:span text:style-name="T58"> <text:s text:c="7"/>this.categoryRepository = categoryRepository;</text:span><text:span text:style-name="T58"><text:line-break/></text:span><text:span text:style-name="T58"> <text:s text:c="7"/>this.unitOfMeasureRepository = unitOfMeasureRepository;</text:span><text:span text:style-name="T58"><text:line-break/></text:span><text:span text:style-name="T58"> <text:s text:c="7"/></text:span><text:span text:style-name="T63">this.recipeService = recipeService;</text:span><text:span text:style-name="T63"><text:line-break/></text:span><text:span text:style-name="T63"> <text:s text:c="2"/></text:span><text:span text:style-name="T61"><text:s/>}</text:span></text:p><text:p text:style-name="P137"><text:span text:style-name="T58"/></text:p><text:p text:style-name="P137"><text:span text:style-name="T58">@RequestMapping({"","/","/index"})</text:span><text:span text:style-name="T58"><text:line-break/></text:span><text:span text:style-name="T58">public String getIndexPage(</text:span><text:span text:style-name="T63">Model model</text:span><text:span text:style-name="T58">){</text:span></text:p><text:p text:style-name="P137"><text:span text:style-name="T58">…</text:span></text:p><text:p text:style-name="P137"><text:span text:style-name="T58"><text:s text:c="2"/></text:span><text:span text:style-name="T63">model.addAttribute("recipes",recipeService.getRecipes());</text:span><text:span text:style-name="T63"><text:line-break/></text:span><text:span text:style-name="T58"><text:line-break/></text:span><text:span text:style-name="T58"> <text:s text:c="3"/>return "index";</text:span><text:span text:style-name="T58"><text:line-break/></text:span><text:span text:style-name="T58"><text:line-break/></text:span><text:span text:style-name="T58">}</text:span></text:p><text:p text:style-name="P137"><text:span text:style-name="T58"><text:s text:c="2"/></text:span></text:p></draw:text-box></draw:frame>Drawing <text:sequence text:ref-name="refDrawing17" text:name="Drawing" text:formula="ooow:Drawing+1" style:num-format="1">18</text:sequence>: IndexController</text:p></draw:text-box></draw:frame><text:s text:c="2"/></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78"/>
      <text:p text:style-name="P78"/>
      <text:p text:style-name="P78"/>
      <text:p text:style-name="P78"><text:s text:c="42"/></text:p>
      <text:p text:style-name="P78"/>
      <text:p text:style-name="P78"><draw:frame draw:style-name="fr4" draw:name="Image17" text:anchor-type="char" svg:width="17cm" svg:height="6.449cm" draw:z-index="69"><draw:image xlink:href="Pictures/100000010000040C000001898339B8A334537C27.png" xlink:type="simple" xlink:show="embed" xlink:actuate="onLoad" draw:mime-type="image/png"/></draw:frame><draw:frame draw:style-name="fr2" draw:name="Frame24" text:anchor-type="char" svg:width="17cm" draw:z-index="70"><draw:text-box fo:min-height="9.276cm"><text:p text:style-name="Figure"><draw:frame draw:style-name="fr7" draw:name="Image18" text:anchor-type="paragraph" svg:width="17cm" style:rel-width="100%" svg:height="9.276cm" style:rel-height="scale" draw:z-index="71"><draw:image xlink:href="Pictures/100000010000056D000002F65552BC554BA706A6.png" xlink:type="simple" xlink:show="embed" xlink:actuate="onLoad" draw:mime-type="image/png"/></draw:frame>Figure <text:sequence text:ref-name="refFigure4" text:name="Figure" text:formula="ooow:Figure+1" style:num-format="1">5</text:sequence>: class diagram</text:p></draw:text-box></draw:frame><text:s text:c="15"/></text:p>
      <text:p text:style-name="P78"/>
      <text:p text:style-name="P78"><text:a xlink:type="simple" xlink:href="https://github.com/roloje777/spring5-recipe-app/commit/01a6d1bb1c0ebe9a07a269c625c1d2c5f8f636f9" text:style-name="Internet_20_link" text:visited-style-name="Visited_20_Internet_20_Link"><text:span text:style-name="T47">see changes here</text:span></text:a></text:p>
      <text:p text:style-name="P78"/>
      <text:p text:style-name="P79"/>
      <text:p text:style-name="P78"/>
      <text:p text:style-name="P78"/>
      <text:p text:style-name="P78"><draw:frame draw:style-name="fr1" draw:name="Frame23" text:anchor-type="paragraph" svg:x="-0.055cm" svg:y="1.304cm" svg:width="12.587cm" draw:z-index="67"><draw:text-box fo:min-height="9.867cm"><text:p text:style-name="Drawing"><draw:frame text:anchor-type="paragraph" draw:z-index="68" draw:name="Text Frame 22" draw:style-name="gr7" draw:text-style-name="P141" svg:width="12.586cm" svg:height="9.866cm" svg:x="0cm" svg:y="0cm"><draw:text-box><text:p text:style-name="P137"><text:span text:style-name="T61">&lt;!DOCTYPE html&gt;</text:span><text:span text:style-name="T61"><text:line-break/></text:span><text:span text:style-name="T61">&lt;html lang="en" </text:span><text:span text:style-name="T63">xmlns:th="http://www.thymeleaf.org</text:span><text:span text:style-name="T61">"&gt;</text:span><text:span text:style-name="T61"><text:line-break/></text:span><text:span text:style-name="T61">&lt;head&gt;</text:span><text:span text:style-name="T61"><text:line-break/></text:span><text:span text:style-name="T61"> <text:s text:c="3"/>&lt;meta charset="UTF-8"/&gt;</text:span><text:span text:style-name="T61"><text:line-break/></text:span><text:span text:style-name="T61"> <text:s text:c="3"/>&lt;title&gt;Recipe Home&lt;/title&gt;</text:span><text:span text:style-name="T61"><text:line-break/></text:span><text:span text:style-name="T61">&lt;/head&gt;</text:span><text:span text:style-name="T61"><text:line-break/></text:span><text:span text:style-name="T61">&lt;body&gt;</text:span><text:span text:style-name="T61"><text:line-break/></text:span><text:span text:style-name="T61">&lt;h1&gt;My Recipes&lt;/h1&gt;</text:span><text:span text:style-name="T61"><text:line-break/></text:span><text:span text:style-name="T61"><text:line-break/></text:span><text:span text:style-name="T61">&lt;table&gt;</text:span><text:span text:style-name="T61"><text:line-break/></text:span><text:span text:style-name="T61"> <text:s text:c="3"/>&lt;tr&gt;</text:span><text:span text:style-name="T61"><text:line-break/></text:span><text:span text:style-name="T61"> <text:s text:c="7"/>&lt;th&gt;ID&lt;/th&gt;</text:span><text:span text:style-name="T61"><text:line-break/></text:span><text:span text:style-name="T61"> <text:s text:c="7"/>&lt;th&gt;Description&lt;/th&gt;</text:span><text:span text:style-name="T61"><text:line-break/></text:span><text:span text:style-name="T61"> <text:s text:c="3"/>&lt;/tr&gt;</text:span><text:span text:style-name="T61"><text:line-break/></text:span><text:span text:style-name="T61"> <text:s text:c="3"/></text:span><text:span text:style-name="T63">&lt;tr th:each="recipe : ${</text:span><text:span text:style-name="T64">recipes</text:span><text:span text:style-name="T63">}"&gt;</text:span><text:span text:style-name="T63"><text:line-break/></text:span><text:span text:style-name="T63"> <text:s text:c="7"/>&lt;td th:text="${recipe.id}"&gt;123&lt;/td&gt;</text:span><text:span text:style-name="T63"><text:line-break/></text:span><text:span text:style-name="T63"> <text:s text:c="7"/>&lt;td th:text="${recipe.description}"&gt;description&lt;/td&gt;</text:span><text:span text:style-name="T63"><text:line-break/></text:span><text:span text:style-name="T63"> <text:s text:c="7"/>&lt;td th:text="${recipe.categories}"&gt;category&lt;/td&gt;</text:span><text:span text:style-name="T61"><text:line-break/></text:span><text:span text:style-name="T61"> <text:s text:c="3"/>&lt;/tr&gt;</text:span><text:span text:style-name="T61"><text:line-break/></text:span><text:span text:style-name="T61"><text:line-break/></text:span><text:span text:style-name="T61">&lt;/table&gt;</text:span><text:span text:style-name="T61"><text:line-break/></text:span><text:span text:style-name="T61">&lt;/body&gt;</text:span><text:span text:style-name="T61"><text:line-break/></text:span><text:span text:style-name="T61"><text:line-break/></text:span><text:span text:style-name="T61">&lt;/html&gt;</text:span></text:p></draw:text-box></draw:frame>Drawing <text:sequence text:ref-name="refDrawing18" text:name="Drawing" text:formula="ooow:Drawing+1" style:num-format="1">19</text:sequence>: index.html</text:p></draw:text-box></draw:frame>• Pass list to Thymeleaf view to display on index page <text:s text:c="5"/></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11" text:outline-level="1">Lesson 143 – Using setters for JPA bi-directional relations ships</text:h>
      <text:p text:style-name="P82"/>
      <text:p text:style-name="P85"><text:a xlink:type="simple" xlink:href="https://github.com/roloje777/spring5-recipe-app/tree/using-setters-on-pojo" text:style-name="Internet_20_link" text:visited-style-name="Visited_20_Internet_20_Link"><text:span text:style-name="T50">Using_setters-on-pojo</text:span></text:a></text:p>
      <text:p text:style-name="P82"/>
      <text:p text:style-name="P82"><draw:frame draw:style-name="fr5" draw:name="Image19" text:anchor-type="char" svg:x="-0.302cm" svg:y="-0.152cm" svg:width="11.628cm" svg:height="6.541cm" draw:z-index="72"><draw:image xlink:href="Pictures/1000000100000780000004384DA3216863F69DFB.png" xlink:type="simple" xlink:show="embed" xlink:actuate="onLoad" draw:mime-type="image/png"/></draw:frame><text:s text:c="9"/></text:p>
      <text:p text:style-name="P82"/>
      <text:p text:style-name="P82"/>
      <text:p text:style-name="P82"/>
      <text:p text:style-name="P82"/>
      <text:p text:style-name="P82"/>
      <text:p text:style-name="P82"/>
      <text:p text:style-name="P82"/>
      <text:p text:style-name="P82"/>
      <text:p text:style-name="P82"><draw:frame draw:style-name="fr2" draw:name="Frame25" text:anchor-type="char" svg:width="13.732cm" draw:z-index="73"><draw:text-box fo:min-height="5.503cm"><text:p text:style-name="Figure"><draw:frame draw:style-name="fr7" draw:name="Image20" text:anchor-type="paragraph" svg:width="13.732cm" style:rel-width="100%" svg:height="5.503cm" style:rel-height="scale" draw:z-index="74"><draw:image xlink:href="Pictures/1000000100000207000000D03693E5CBEE2788A7.png" xlink:type="simple" xlink:show="embed" xlink:actuate="onLoad" draw:mime-type="image/png"/></draw:frame>Figure <text:sequence text:ref-name="refFigure5" text:name="Figure" text:formula="ooow:Figure+1" style:num-format="1">6</text:sequence>: DataLoader.java</text:p></draw:text-box></draw:frame><text:s text:c="2"/></text:p>
      <text:p text:style-name="P82"/>
      <text:p text:style-name="P82"/>
      <text:p text:style-name="P82"/>
      <text:p text:style-name="P82"/>
      <text:p text:style-name="P82"/>
      <text:p text:style-name="P82"/>
      <text:p text:style-name="P82"/>
      <text:p text:style-name="P82"/>
      <text:p text:style-name="P81">Asone can see, in a bi-directional relationship we have to set up both relationships data.</text:p>
      <text:p text:style-name="P81">This can be problamatic as we may forget to set up both sides.</text:p>
      <text:p text:style-name="P81"/>
      <text:p text:style-name="P81">A better way is to set up the one side, só that it then automatically sets up the other entity.</text:p>
      <text:p text:style-name="P81"><text:s text:c="14"/></text:p>
      <text:p text:style-name="P81"><text:s text:c="3"/></text:p>
      <text:p text:style-name="P81"/>
      <text:p text:style-name="P81"/>
      <text:p text:style-name="P81"><text:soft-page-break/></text:p>
      <text:p text:style-name="P81"/>
      <text:p text:style-name="P81"><text:s text:c="22"/></text:p>
      <text:p text:style-name="P81"><draw:frame draw:style-name="fr1" draw:name="Frame26" text:anchor-type="paragraph" svg:x="0.494cm" svg:y="0.633cm" svg:width="11.188cm" draw:z-index="75"><draw:text-box fo:min-height="4.113cm"><text:p text:style-name="Drawing"><draw:frame text:anchor-type="paragraph" draw:z-index="76" draw:name="Text Frame 23" draw:style-name="gr6" draw:text-style-name="P140" svg:width="11.187cm" svg:height="4.112cm" svg:x="0cm" svg:y="0cm"><draw:text-box><text:p text:style-name="P137"><text:span text:style-name="T61">public Notes getNotes() {</text:span><text:span text:style-name="T61"><text:line-break/></text:span><text:span text:style-name="T61"> <text:s text:c="3"/>return notes;</text:span><text:span text:style-name="T61"><text:line-break/></text:span><text:span text:style-name="T61">}</text:span><text:span text:style-name="T61"><text:line-break/></text:span><text:span text:style-name="T61"><text:line-break/></text:span><text:span text:style-name="T61">public void setNotes(Notes notes) {</text:span><text:span text:style-name="T61"><text:line-break/></text:span><text:span text:style-name="T61"><text:line-break/></text:span><text:span text:style-name="T61"> <text:s text:c="3"/>this.notes = notes;</text:span><text:span text:style-name="T61"><text:line-break/></text:span><text:span text:style-name="T61"> <text:s text:c="3"/>notes.setRecipe(this); // added for bi-directional update from one location</text:span><text:span text:style-name="T61"><text:line-break/></text:span><text:span text:style-name="T61">}</text:span></text:p></draw:text-box></draw:frame>Drawing <text:sequence text:ref-name="refDrawing19" text:name="Drawing" text:formula="ooow:Drawing+1" style:num-format="1">20</text:sequence>: Recipe.java</text:p></draw:text-box></draw:frame></text:p>
      <text:p text:style-name="P81"/>
      <text:p text:style-name="P81"/>
      <text:p text:style-name="P81"/>
      <text:p text:style-name="P81"/>
      <text:p text:style-name="P81"/>
      <text:p text:style-name="P81"/>
      <text:p text:style-name="P81"/>
      <text:p text:style-name="P83">We change then SetNotes só that when we update Recipe pojo, it then updates the Notes pojo.</text:p>
      <text:p text:style-name="P83"/>
      <text:p text:style-name="P83"><draw:frame draw:style-name="fr1" draw:name="Frame27" text:anchor-type="paragraph" svg:x="0.083cm" svg:y="0.524cm" svg:width="12.051cm" draw:z-index="77"><draw:text-box fo:min-height="9.213cm"><text:p text:style-name="Drawing"><draw:frame text:anchor-type="paragraph" draw:z-index="78" draw:name="Text Frame 24" draw:style-name="gr5" draw:text-style-name="P140" svg:width="12.05cm" svg:height="9.212cm" svg:x="0cm" svg:y="0cm"><draw:text-box><text:p text:style-name="P137"><text:span text:style-name="T60"><text:s/></text:span><text:span text:style-name="T60">...</text:span></text:p><text:p text:style-name="P137"><text:span text:style-name="T61"/></text:p><text:p text:style-name="P137"><text:span text:style-name="T61">/*</text:span><text:span text:style-name="T61"><text:line-break/></text:span><text:span text:style-name="T61"> <text:s text:c="4"/>setNotes no longer needed to be called</text:span><text:span text:style-name="T61"><text:line-break/></text:span><text:span text:style-name="T61"><text:line-break/></text:span><text:span text:style-name="T61"> <text:s text:c="2"/>*/</text:span><text:span text:style-name="T61"><text:line-break/></text:span><text:span text:style-name="T61">// notes.setRecipe(perfectGuacamole);</text:span><text:span text:style-name="T61"><text:line-break/></text:span><text:span text:style-name="T61"> <text:s/>perfectGuacamole.setNotes(notes);</text:span></text:p><text:p text:style-name="P137"><text:span text:style-name="T61">…</text:span></text:p><text:p text:style-name="P137"><text:span text:style-name="T61"/></text:p><text:p text:style-name="P137"><text:span text:style-name="T61"><text:s/></text:span><text:span text:style-name="T61">//set Notes</text:span><text:span text:style-name="T61"><text:line-break/></text:span><text:span text:style-name="T61"> notes = new Notes();</text:span><text:span text:style-name="T61"><text:line-break/></text:span><text:span text:style-name="T61"> notes.setRecipeNotes("The ancho chiles I use in the marinade are named for their wide </text:span><text:span text:style-name="T61">shape.");</text:span><text:span text:style-name="T61"><text:line-break/></text:span><text:span text:style-name="T61"><text:line-break/></text:span><text:span text:style-name="T61"> /*</text:span><text:span text:style-name="T61"><text:line-break/></text:span><text:span text:style-name="T61"> <text:s text:c="3"/>notes no longer needed to be called</text:span><text:span text:style-name="T61"><text:line-break/></text:span><text:span text:style-name="T61"> <text:s/>*/</text:span><text:span text:style-name="T61"><text:line-break/></text:span><text:span text:style-name="T61">// notes.setRecipe(chicken);</text:span><text:span text:style-name="T61"><text:line-break/></text:span><text:span text:style-name="T61"> chicken.setNotes(notes);</text:span></text:p></draw:text-box></draw:frame>Drawing <text:sequence text:ref-name="refDrawing20" text:name="Drawing" text:formula="ooow:Drawing+1" style:num-format="1">21</text:sequence>: DataLoader.java</text:p></draw:text-box></draw:frame><text:s text:c="177"/></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
      <text:p text:style-name="P60">Now I did some refactoring by adding a untility method in Recipe addIngredients() <text:span text:style-name="T48">and initialized the Hashset when the classes object is created.</text:span></text:p>
      <text:p text:style-name="P60">No that the ingredients are updated from a call to recipe</text:p>
      <text:p text:style-name="P60"><draw:frame draw:style-name="fr1" draw:name="Frame28" text:anchor-type="paragraph" svg:x="-0.212cm" svg:y="0.697cm" svg:width="12.846cm" draw:z-index="79"><draw:text-box fo:min-height="4.306cm"><text:p text:style-name="Drawing"><draw:frame text:anchor-type="paragraph" draw:z-index="80" draw:name="Text Frame 25" draw:style-name="gr4" draw:text-style-name="P141" svg:width="12.845cm" svg:height="5.756cm" svg:x="0cm" svg:y="-1cm"><draw:text-box><text:p text:style-name="P137"><text:span text:style-name="T61">@OneToMany(cascade = CascadeType.</text:span><text:span text:style-name="T62">ALL</text:span><text:span text:style-name="T61">, mappedBy = "recipe")</text:span><text:span text:style-name="T61"><text:line-break/></text:span><text:span text:style-name="T61">private Set&lt;Ingredient&gt; ingredients = new HashSet&lt;&gt;(); // added so that I don't have to </text:span><text:span text:style-name="T61">create object outside class</text:span></text:p><text:p text:style-name="P137"><text:span text:style-name="T61"/></text:p><text:p text:style-name="P137"><text:span text:style-name="T61"/></text:p><text:p text:style-name="P137"><text:span text:style-name="T61">/*</text:span><text:span text:style-name="T61"><text:line-break/></text:span><text:span text:style-name="T61"> <text:s text:c="2"/>Utility method added so One can add ingredients from the recipe jojo</text:span><text:span text:style-name="T61"><text:line-break/></text:span><text:span text:style-name="T61"> <text:s text:c="2"/>instead in the ingriendient pojo</text:span><text:span text:style-name="T61"><text:line-break/></text:span><text:span text:style-name="T61"> */</text:span><text:span text:style-name="T61"><text:line-break/></text:span><text:span text:style-name="T61">public Recipe addIngredient(Ingredient ingredient){</text:span><text:span text:style-name="T61"><text:line-break/></text:span><text:span text:style-name="T61"> <text:s text:c="3"/>ingredient.setRecipe(this);</text:span><text:span text:style-name="T61"><text:line-break/></text:span><text:span text:style-name="T61"> <text:s text:c="3"/>this.ingredients.add(ingredient);</text:span><text:span text:style-name="T61"><text:line-break/></text:span><text:span text:style-name="T61"> <text:s text:c="3"/>return this;</text:span><text:span text:style-name="T61"><text:line-break/></text:span><text:span text:style-name="T61">}</text:span></text:p></draw:text-box></draw:frame>Drawing <text:sequence text:ref-name="refDrawing21" text:name="Drawing" text:formula="ooow:Drawing+1" style:num-format="1">22</text:sequence>: Recipe.java</text:p></draw:text-box></draw:frame><text:s text:c="2"/></text:p>
      <text:p text:style-name="P60"/>
      <text:p text:style-name="P60"/>
      <text:p text:style-name="P60"/>
      <text:p text:style-name="P60"/>
      <text:p text:style-name="P60"/>
      <text:p text:style-name="P60"/>
      <text:p text:style-name="P43"/>
      <text:p text:style-name="P43"/>
      <text:p text:style-name="P43"/>
      <text:p text:style-name="P43"/>
      <text:p text:style-name="P43"/>
      <text:p text:style-name="P44"><draw:frame draw:style-name="fr1" draw:name="Frame29" text:anchor-type="paragraph" svg:x="-0.074cm" svg:y="0.732cm" svg:width="12.839cm" draw:z-index="81"><draw:text-box fo:min-height="9.456cm"><text:p text:style-name="Drawing"><draw:frame text:anchor-type="paragraph" draw:z-index="82" draw:name="Text Frame 26" draw:style-name="gr3" draw:text-style-name="P140" svg:width="12.831cm" svg:height="9.455cm" svg:x="0.004cm" svg:y="0cm"><draw:text-box><text:p text:style-name="P137"><text:span text:style-name="T60"/></text:p><text:p text:style-name="P137"><text:span text:style-name="T60">...</text:span><text:span text:style-name="T60"><text:line-break/></text:span><text:span text:style-name="T60"> <text:s text:c="7"/></text:span><text:span text:style-name="T61">// refactored to make use the addIngrients untlity method</text:span><text:span text:style-name="T61"><text:line-break/></text:span><text:span text:style-name="T61"> <text:s text:c="5"/>addIngredient(0.25,"kosher salt, plus more to taste","Teaspoon",perfectGuacamole);</text:span><text:span text:style-name="T61"><text:line-break/></text:span><text:span text:style-name="T61"> <text:s text:c="5"/>addIngredient(1,"fresh lime or lemon juice","Tablespoon",perfectGuacamole);</text:span></text:p><text:p text:style-name="P137"><text:span text:style-name="T61"/></text:p><text:p text:style-name="P137"><text:span text:style-name="T61">…</text:span></text:p><text:p text:style-name="P137"><text:span text:style-name="T61">private void addIngredient(double d, String description, String uom, Recipe recipe){</text:span><text:span text:style-name="T61"><text:line-break/></text:span><text:span text:style-name="T61"> <text:s text:c="3"/>Ingredient ingredient = new Ingredient();</text:span><text:span text:style-name="T61"><text:line-break/></text:span><text:span text:style-name="T61"> <text:s text:c="3"/>ingredient.setAmount(new BigDecimal(d));</text:span><text:span text:style-name="T61"><text:line-break/></text:span><text:span text:style-name="T61"> <text:s text:c="3"/>ingredient.setDescription(description);</text:span><text:span text:style-name="T61"><text:line-break/></text:span><text:span text:style-name="T61"> <text:s text:c="3"/>//ingredient.setUom(unitOfMeasureRepository.findByDescription(uom).get());</text:span><text:span text:style-name="T61"><text:line-break/></text:span><text:span text:style-name="T61"> <text:s text:c="3"/>unitOfMeasureRepository.findByDescription(uom).ifPresent(u -&gt; ingredient.setUom(u));</text:span><text:span text:style-name="T61"><text:line-break/></text:span><text:span text:style-name="T61"> <text:s text:c="3"/>recipe.addIngredient(ingredient); // calls utilty method</text:span><text:span text:style-name="T61"><text:line-break/></text:span><text:span text:style-name="T61"><text:line-break/></text:span><text:span text:style-name="T61"><text:line-break/></text:span><text:span text:style-name="T61">}</text:span></text:p></draw:text-box></draw:frame>Drawing <text:sequence text:ref-name="refDrawing22" text:name="Drawing" text:formula="ooow:Drawing+1" style:num-format="1">23</text:sequence>: DataLoader.java</text:p></draw:text-box></draw:frame>Now I populate the ingriende<text:span text:style-name="T48">n</text:span>ts using the following ion the DataLoader <text:s text:c="15"/></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86"><text:a xlink:type="simple" xlink:href="https://github.com/roloje777/spring5-recipe-app/commit/c3688f73f7bb6a9b2b5a39b7d425a91337dc3497" text:style-name="Internet_20_link" text:visited-style-name="Visited_20_Internet_20_Link"><text:span text:style-name="T49">See changes here</text:span></text:a></text:p>
      <text:p text:style-name="P44"/>
      <text:p text:style-name="P60"><text:soft-page-break/></text:p>
      <text:h text:style-name="P112" text:outline-level="1">Section <text:span text:style-name="T52">9 Project Lombok</text:span></text:h>
      <text:p text:style-name="P45"/>
      <text:h text:style-name="P113" text:outline-level="1">Lesson 162 – Adding Project Lombok and IDE Configuration</text:h>
      <text:p text:style-name="P88"><text:a xlink:type="simple" xlink:href="../../../../Section9_ProjectLombok/OverviewOfLombok.pdf" text:style-name="Internet_20_link" text:visited-style-name="Visited_20_Internet_20_Link"><text:span text:style-name="T52">Notes on Lombok</text:span></text:a></text:p>
      <text:p text:style-name="P88"/>
      <text:p text:style-name="P87">Here I’ll add the lombok dependencies to the pom file and to the setting of the IDE addons.</text:p>
      <text:p text:style-name="P87"/>
      <text:p text:style-name="P87"><draw:frame draw:style-name="fr6" draw:name="Image21" text:anchor-type="char" svg:width="11.264cm" svg:height="7.858cm" draw:z-index="83"><draw:image xlink:href="Pictures/10000001000003F4000002C2B7A7F97BF09E5583.png" xlink:type="simple" xlink:show="embed" xlink:actuate="onLoad" draw:mime-type="image/png"/></draw:frame><text:s text:c="3"/></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draw:frame text:anchor-type="paragraph" draw:z-index="84" draw:name="Text Frame 27" draw:style-name="gr2" draw:text-style-name="P139" svg:width="16.273cm" svg:height="2.752cm" svg:x="-0.019cm" svg:y="0.185cm"><draw:text-box><text:p><text:tab/><text:tab/>&lt;dependency&gt;</text:p><text:p><text:tab/><text:tab/><text:tab/>&lt;groupId&gt;org.projectlombok&lt;/groupId&gt;</text:p><text:p><text:tab/><text:tab/><text:tab/>&lt;artifactId&gt;lombok&lt;/artifactId&gt;</text:p><text:p><text:tab/><text:tab/>&lt;/dependency&gt;</text:p></draw:text-box></draw:frame><text:s/></text:p>
      <text:p text:style-name="P87"/>
      <text:p text:style-name="P87"/>
      <text:p text:style-name="P87"/>
      <text:p text:style-name="P87"/>
      <text:p text:style-name="P88"><text:a xlink:type="simple" xlink:href="https://github.com/roloje777/spring5-recipe-app/commit/98bf4e7e230fea5f5982f68cefd1815b32d300da" text:style-name="Internet_20_link" text:visited-style-name="Visited_20_Internet_20_Link"><text:span text:style-name="T53">See changes here</text:span></text:a></text:p>
      <text:p text:style-name="P88"/>
      <text:h text:style-name="P114" text:outline-level="1">Lesson 163 Using Project Lombok</text:h>
      <text:p text:style-name="P90"/>
      <text:p text:style-name="P90"><text:a xlink:type="simple" xlink:href="https://github.com/roloje777/spring5-recipe-app/tree/adding-project-lombok" text:style-name="Internet_20_link" text:visited-style-name="Visited_20_Internet_20_Link"><text:span text:style-name="T54">adding-project-lombok</text:span></text:a></text:p>
      <text:p text:style-name="P89">Here we use the @Data to automate the getters,setters etc</text:p>
      <text:p text:style-name="P89">Note that if there are constructors or getters and setters, lombok will not override those.</text:p>
      <text:p text:style-name="P89">So it is mainly used for the auto get=neration or “boiler plate” code.</text:p>
      <text:p text:style-name="P89">• @Data</text:p>
      <text:p text:style-name="P89">• Generates typical boilerplate code for POJOs</text:p>
      <text:p text:style-name="P89">• Combines - @Getter, @Setter, @ToString, @EqualsAndHashCode, @RequiredArgsConstructor</text:p>
      <text:p text:style-name="P89">• No constructor is generated if constructors have been explicitly declared.</text:p>
      <text:p text:style-name="P89"/>
      <text:p text:style-name="P89"><draw:frame draw:style-name="fr5" draw:name="Image22" text:anchor-type="char" svg:x="-0.385cm" svg:y="0.377cm" svg:width="9.516cm" svg:height="5.89cm" draw:z-index="85"><draw:image xlink:href="Pictures/100000010000058100000368D1D1FF12AD16C68C.png" xlink:type="simple" xlink:show="embed" xlink:actuate="onLoad" draw:mime-type="image/png"/></draw:frame><text:s text:c="3"/></text:p>
      <text:p text:style-name="P89"/>
      <text:p text:style-name="P89"/>
      <text:p text:style-name="P89"/>
      <text:p text:style-name="P89"/>
      <text:p text:style-name="P89"/>
      <text:p text:style-name="P89"/>
      <text:p text:style-name="P89"/>
      <text:p text:style-name="P89"/>
      <text:p text:style-name="P91">Next I add a Logger using slf4logger provided by lombok</text:p>
      <text:p text:style-name="P91">• @Log - Creates a Java util logger - Java util loggers are awful</text:p>
      <text:p text:style-name="P91">• @Slf4j - Creates a SLF4J logger.</text:p>
      <text:p text:style-name="P91">• Recommended - SLF4J is a generic logging facade</text:p>
      <text:p text:style-name="P91">• Spring Boot’s default logger is LogBack</text:p>
      <text:p text:style-name="P91"/>
      <text:p text:style-name="P92"/>
      <text:p text:style-name="P91"><draw:frame text:anchor-type="paragraph" draw:z-index="86" draw:name="Text Frame 28" draw:style-name="gr1" draw:text-style-name="P138" svg:width="13.08cm" svg:height="12.743cm" svg:x="0.411cm" svg:y="0.097cm"><draw:text-box><text:p text:style-name="P137"><text:span text:style-name="T58">package guru.springframework.service;</text:span><text:span text:style-name="T58"><text:line-break/></text:span><text:span text:style-name="T58"><text:line-break/></text:span><text:span text:style-name="T58">import guru.springframework.domain.Recipe;</text:span><text:span text:style-name="T58"><text:line-break/></text:span><text:span text:style-name="T58">import guru.springframework.repositories.RecipeRepository;</text:span><text:span text:style-name="T58"><text:line-break/></text:span><text:span text:style-name="T58">import lombok.extern.slf4j.Slf4j;</text:span><text:span text:style-name="T58"><text:line-break/></text:span><text:span text:style-name="T58">import org.springframework.stereotype.Service;</text:span><text:span text:style-name="T58"><text:line-break/></text:span><text:span text:style-name="T58"><text:line-break/></text:span><text:span text:style-name="T58">import java.util.ArrayList;</text:span><text:span text:style-name="T58"><text:line-break/></text:span><text:span text:style-name="T58">import java.util.List;</text:span><text:span text:style-name="T58"><text:line-break/></text:span><text:span text:style-name="T58"><text:line-break/></text:span><text:span text:style-name="T58">/*</text:span><text:span text:style-name="T58"><text:line-break/></text:span><text:span text:style-name="T58">• @Log - Creates a Java util logger - Java util loggers are awful</text:span><text:span text:style-name="T58"><text:line-break/></text:span><text:span text:style-name="T58">• @Slf4j - Creates a</text:span><text:span text:style-name="T58"><text:line-break/></text:span><text:span text:style-name="T58"> */</text:span><text:span text:style-name="T58"><text:line-break/></text:span><text:span text:style-name="T58">@Slf4j</text:span><text:span text:style-name="T58"><text:line-break/></text:span><text:span text:style-name="T58">@Service</text:span><text:span text:style-name="T58"><text:line-break/></text:span><text:span text:style-name="T58">public class RecipeServiceImpl implements RecipeService {</text:span><text:span text:style-name="T58"><text:line-break/></text:span><text:span text:style-name="T58"> <text:s text:c="3"/>private final RecipeRepository recipeRepository;</text:span><text:span text:style-name="T58"><text:line-break/></text:span><text:span text:style-name="T58"><text:line-break/></text:span><text:span text:style-name="T58"> <text:s text:c="3"/>public RecipeServiceImpl(RecipeRepository recipeRepository) {</text:span><text:span text:style-name="T58"><text:line-break/></text:span><text:span text:style-name="T58"> <text:s text:c="7"/>this.recipeRepository = recipeRepository;</text:span><text:span text:style-name="T58"><text:line-break/></text:span><text:span text:style-name="T58"> <text:s text:c="3"/>}</text:span><text:span text:style-name="T58"><text:line-break/></text:span><text:span text:style-name="T58"><text:line-break/></text:span><text:span text:style-name="T58"> <text:s text:c="3"/>public List&lt;Recipe&gt; getRecipes(){</text:span><text:span text:style-name="T58"><text:line-break/></text:span><text:span text:style-name="T58"> <text:s text:c="7"/></text:span><text:span text:style-name="T59">log</text:span><text:span text:style-name="T58">.debug("I'm in the service");</text:span><text:span text:style-name="T58"><text:line-break/></text:span><text:span text:style-name="T58"> <text:s text:c="7"/>List&lt;Recipe&gt; list = new ArrayList&lt;&gt;();</text:span><text:span text:style-name="T58"><text:line-break/></text:span><text:span text:style-name="T58"> <text:s text:c="7"/>recipeRepository.findAll().forEach(list::add);</text:span><text:span text:style-name="T58"><text:line-break/></text:span><text:span text:style-name="T58"> <text:s text:c="7"/>return list;</text:span><text:span text:style-name="T58"><text:line-break/></text:span><text:span text:style-name="T58"> <text:s text:c="3"/>}</text:span><text:span text:style-name="T58"><text:line-break/></text:span><text:span text:style-name="T58">}</text:span><text:span text:style-name="T58"><text:line-break/></text:span><text:span text:style-name="T58"/></text:p></draw:text-box></draw:frame><text:s text:c="3"/></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4"><text:a xlink:type="simple" xlink:href="https://github.com/roloje777/spring5-recipe-app/commit/7587a64cb08169ffb200513f0e86446ae4f71e1a" text:style-name="Internet_20_link" text:visited-style-name="Visited_20_Internet_20_Link"><text:span text:style-name="T54">See changes here</text:span></text:a></text:p>
      <text:p text:style-name="P94"/>
      <text:h text:style-name="P115" text:outline-level="1">Lesson 165 – Refactor to Project Lombok</text:h>
      <text:p text:style-name="P95"/>
      <text:p text:style-name="P95"><text:a xlink:type="simple" xlink:href="https://github.com/roloje777/spring5-recipe-app/tree/refactor-for-project-lombok" text:style-name="Internet_20_link" text:visited-style-name="Visited_20_Internet_20_Link"><text:span text:style-name="T55">refactor-for-project-lombok</text:span></text:a></text:p>
      <text:p text:style-name="P93">Add Lombock to the rest of the classes</text:p>
      <text:p text:style-name="P93"/>
      <text:p text:style-name="P93"><text:a xlink:type="simple" xlink:href="https://github.com/roloje777/spring5-recipe-app/commit/a493f760e45f6f536cb88bfb5e13160fe78f14e9" text:style-name="Internet_20_link" text:visited-style-name="Visited_20_Internet_20_Link">see changes here</text:a></text:p>
      <text:p text:style-name="P93"/>
      <text:p text:style-name="P93"/>
      <text:p text:style-name="P93"/>
      <text:h text:style-name="P116" text:outline-level="1">Lesson 166 Gotchas with Project Lombol</text:h>
      <text:p text:style-name="P97"/>
      <text:p text:style-name="P97"><text:a xlink:type="simple" xlink:href="https://github.com/roloje777/spring5-recipe-app/tree/lombok-gotchas" text:style-name="Internet_20_link" text:visited-style-name="Visited_20_Internet_20_Link"><text:span text:style-name="T57">lombok-gotchas</text:span></text:a></text:p>
      <text:p text:style-name="P97"/>
      <text:p text:style-name="P96">When using project Lombok <text:s/>ther are some gotchas such as circula references in a bi-directional relationshiop that will result in a stack overflow.</text:p>
      <text:p text:style-name="P96"/>
      <text:p text:style-name="P96">To sort that out we excluse certain properties do avoid circlular references</text:p>
      <text:p text:style-name="P96"/>
      <text:p text:style-name="P96"/>
      <text:p text:style-name="P96"><draw:frame draw:style-name="fr4" draw:name="Image23" text:anchor-type="char" svg:width="17cm" svg:height="3.235cm" draw:z-index="87"><draw:image xlink:href="Pictures/100000010000055600000104C150B8A746AFA8BB.png" xlink:type="simple" xlink:show="embed" xlink:actuate="onLoad" draw:mime-type="image/png"/></draw:frame><text:s text:c="3"/></text:p>
      <text:p text:style-name="P97"><text:span text:style-name="T56">“</text:span><text:span text:style-name="T36">we're seeing effectively a circular reference get created because of the</text:span></text:p>
      <text:p text:style-name="P30">bi-directional relationship and I'm excluding out notes in category so we</text:p>
      <text:p text:style-name="P30">can exclude out recipe. So it doesn't switch back on itself in that hashcode</text:p>
      <text:p text:style-name="P30">function and cause the the stack overflow…”</text:p>
      <text:p text:style-name="P30"/>
      <text:p text:style-name="P30"/>
      <text:p text:style-name="P31"/>
      <text:p text:style-name="P30"/>
      <text:p text:style-name="P33">Nother issue is with lazy intitialization do data…</text:p>
      <text:p text:style-name="P33"/>
      <text:p text:style-name="P33"/>
      <text:p text:style-name="P33"/>
      <text:p text:style-name="P33"><draw:frame draw:style-name="fr4" draw:name="Image24" text:anchor-type="char" svg:width="17cm" svg:height="2.111cm" draw:z-index="88"><draw:image xlink:href="Pictures/1000000100000528000000A4567F99832A470570.png" xlink:type="simple" xlink:show="embed" xlink:actuate="onLoad" draw:mime-type="image/png"/></draw:frame></text:p>
      <text:p text:style-name="P33"/>
      <text:p text:style-name="P33"/>
      <text:p text:style-name="P17">one other problem and it's kind of a strange one</text:p>
      <text:p text:style-name="P8">because it's a intermittent and I'm not seeing it all the time but I got the</text:p>
      <text:p text:style-name="P8">exception up here. You may encounter this as well. That's why I'm appending to this</text:p>
      <text:p text:style-name="P8">video this problem here. You can see here we have a lazy initialization exception</text:p>
      <text:p text:style-name="P8">and what's happening is in our bootstrap class, we are doing this getRecipes()</text:p>
      <text:p text:style-name="P8">method and what's going to happen in that, each time we go in and out of the</text:p>
      <text:p text:style-name="P8">Spring Data JPA repositories, we are going in and out of</text:p>
      <text:p text:style-name="P8">a Hibernate transaction. So the lazy collections need to get initialized within</text:p>
      <text:p text:style-name="P8">a transaction and within the same Hibernate session. And that the</text:p>
      <text:p text:style-name="P8">problem is we're getting this thrown because we are getting it outside of</text:p>
      <text:p text:style-name="P8">that and I find it kind of curious that it's happening this way because I do run</text:p>
      <text:p text:style-name="P8">sometimes and sometimes not. So I prefer to see things that are binary and their</text:p>
      <text:p text:style-name="P8">failure not kind of random. But I think it's just a timing issue with the</text:p>
      <text:p text:style-name="P8"><text:soft-page-break/>threads and how it's working in the transactional context. Now a very easy</text:p>
      <text:p text:style-name="P8">way around this, is we are going to utilize a new annotation called transactional.</text:p>
      <text:p text:style-name="P8">And this is part of the Spring Framework we really haven't gotten into</text:p>
      <text:p text:style-name="P8">transactions, but by doing this on the application event, now we're going to</text:p>
      <text:p text:style-name="P8">direct the Spring Framework to create a transaction around this method. So now</text:p>
      <text:p text:style-name="P8">everything is going to happen in the same transactional context and we won't</text:p>
      <text:p text:style-name="P8">see this lazy initialization exception.”</text:p>
      <text:p text:style-name="P8"/>
      <text:p text:style-name="P11">I also had a further issue with Nullpointer exceptions thrown and that was due to the toString(0 methid of Lombok usewd by @Data.</text:p>
      <text:p text:style-name="P11"/>
      <text:p text:style-name="P11">I found that if I overrode the toString in Categories all was fine.</text:p>
      <text:p text:style-name="P12">Further investigation to this I found that I had aded categories to my index.html and it was calling toString giving a null pointer.</text:p>
      <text:p text:style-name="P12">I removed that and npo longer had an issue with ToString called by Lombok.</text:p>
      <text:p text:style-name="P12"/>
      <text:p text:style-name="P12"/>
      <text:p text:style-name="P11"><draw:frame draw:style-name="fr4" draw:name="Image25" text:anchor-type="char" svg:width="17cm" svg:height="2.111cm" draw:z-index="89"><draw:image xlink:href="Pictures/1000000100000528000000A4F40D2F6A8CD097DC.png" xlink:type="simple" xlink:show="embed" xlink:actuate="onLoad" draw:mime-type="image/png"/></draw:frame></text:p>
      <text:p text:style-name="P34">Note</text:p>
      <text:p text:style-name="P34">• @Data</text:p>
      <text:p text:style-name="P34">• Generates typical boilerplate code for POJOs</text:p>
      <text:p text:style-name="P34">• Combines - @Getter, @Setter, @ToString, @EqualsAndHashCode, @RequiredArgsConstructor</text:p>
      <text:p text:style-name="P34"><text:soft-page-break/>• No constructor is generated if constructors have been explicitly declared</text:p>
      <text:p text:style-name="P32"/>
      <text:p text:style-name="P32"/>
      <text:p text:style-name="P46"/>
      <text:p text:style-name="P95"><text:a xlink:type="simple" xlink:href="https://github.com/roloje777/spring5-recipe-app/commit/b75157422462f51ad5e52d5cae796d026d463bed" text:style-name="Internet_20_link" text:visited-style-name="Visited_20_Internet_20_Link"><text:span text:style-name="T57">see changes here</text:span></text:a></text:p>
      <text:p text:style-name="P95"/>
      <text:p text:style-name="P95"/>
      <text:p text:style-name="P99">Section <text:s/>10 <text:s text:c="4"/>- Testing Spring Framework</text:p>
      <text:p text:style-name="P98"/>
      <text:h text:style-name="P117" text:outline-level="1">Lesson 171 Using Bootstrap CSS</text:h>
      <text:p text:style-name="P100"/>
      <text:p text:style-name="P101">Here we use <text:a xlink:type="simple" xlink:href="https://getbootstrap.com/docs/5.3/getting-started/introduction/" text:style-name="Internet_20_link" text:visited-style-name="Visited_20_Internet_20_Link">Bootstap <text:s/>CSS</text:a> via CNN ref to embelish our table index.html</text:p>
      <text:p text:style-name="P101"/>
      <text:p text:style-name="P102">Branch <text:a xlink:type="simple" xlink:href="https://github.com/roloje777/spring5-recipe-app/tree/bootstrap-css" text:style-name="Internet_20_link" text:visited-style-name="Visited_20_Internet_20_Link">bootstrap-css</text:a></text:p>
      <text:p text:style-name="P102"><text:a xlink:type="simple" xlink:href="https://github.com/roloje777/spring5-recipe-app/commit/f0e7dd7e171f47e768835cc60620ffd849c60556" text:style-name="Internet_20_link" text:visited-style-name="Visited_20_Internet_20_Link">Commit add bootstrap css</text:a></text:p>
      <text:p text:style-name="P102"/>
      <text:h text:style-name="P118" text:outline-level="1">Lesson 171 Introduction to Spring Testing Framework</text:h>
      <text:p text:style-name="P136"/>
      <text:p text:style-name="P135"><text:a xlink:type="simple" xlink:href="../../../../Section10_TestingSpringFramework/IntroTestingSpring.pdf" text:style-name="Internet_20_link" text:visited-style-name="Visited_20_Internet_20_Link">See Notes</text:a></text:p>
      <text:p text:style-name="P135"/>
      <text:p text:style-name="P135"/>
      <text:p text:style-name="P101"/>
      <text:p text:style-name="P100"/>
      <text:p text:style-name="P10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3-29T09:15:28.562981081</dc:date>
    <meta:editing-duration>PT6H32M31S</meta:editing-duration>
    <meta:editing-cycles>60</meta:editing-cycles>
    <meta:generator>LibreOffice/7.3.7.2$Linux_X86_64 LibreOffice_project/30$Build-2</meta:generator>
    <meta:document-statistic meta:table-count="0" meta:image-count="25" meta:object-count="0" meta:page-count="41" meta:paragraph-count="341" meta:word-count="3794" meta:character-count="22022" meta:non-whitespace-character-count="18007"/>
  </office:meta>
</office:document-meta>
</file>